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바탕"/>
    <style:font-face style:name="Lohit Devanagari2" svg:font-family="'Lohit Devanagari'"/>
    <style:font-face style:name="Courier New" svg:font-family="'Courier New'" style:font-family-generic="modern"/>
    <style:font-face style:name="Noto Serif CJK SC" svg:font-family="'Noto Serif CJK SC'" style:font-pitch="variable"/>
    <style:font-face style:name="Times New Roman1" svg:font-family="'Times New Roman'" style:font-pitch="variable"/>
    <style:font-face style:name="Antiqua" svg:font-family="Antiqua, 'Times New Roman'" style:font-family-generic="roman" style:font-pitch="variable"/>
    <style:font-face style:name="Arial1" svg:font-family="Arial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1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я1" style:family="table">
      <style:table-properties style:width="16.953cm" fo:margin-left="-0.199cm" table:align="left" style:writing-mode="lr-tb"/>
    </style:style>
    <style:style style:name="Таблиця1.A" style:family="table-column">
      <style:table-column-properties style:column-width="5.096cm"/>
    </style:style>
    <style:style style:name="Таблиця1.B" style:family="table-column">
      <style:table-column-properties style:column-width="5.743cm"/>
    </style:style>
    <style:style style:name="Таблиця1.C" style:family="table-column">
      <style:table-column-properties style:column-width="6.114cm"/>
    </style:style>
    <style:style style:name="Таблиця1.1" style:family="table-row">
      <style:table-row-properties style:min-row-height="0.564cm" fo:keep-together="auto"/>
    </style:style>
    <style:style style:name="Таблиця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1.2" style:family="table-row">
      <style:table-row-properties style:min-row-height="0.58cm" fo:keep-together="auto"/>
    </style:style>
    <style:style style:name="Таблиця1.3" style:family="table-row">
      <style:table-row-properties style:min-row-height="0.379cm" fo:keep-together="auto"/>
    </style:style>
    <style:style style:name="Таблиця1.4" style:family="table-row">
      <style:table-row-properties style:min-row-height="1.718cm" fo:keep-together="auto"/>
    </style:style>
    <style:style style:name="Таблиця2" style:family="table">
      <style:table-properties style:width="16.926cm" fo:margin-left="-0.199cm" table:align="left" style:writing-mode="lr-tb"/>
    </style:style>
    <style:style style:name="Таблиця2.A" style:family="table-column">
      <style:table-column-properties style:column-width="1.926cm"/>
    </style:style>
    <style:style style:name="Таблиця2.B" style:family="table-column">
      <style:table-column-properties style:column-width="9.296cm"/>
    </style:style>
    <style:style style:name="Таблиця2.C" style:family="table-column">
      <style:table-column-properties style:column-width="5.704cm"/>
    </style:style>
    <style:style style:name="Таблиця2.1" style:family="table-row">
      <style:table-row-properties style:min-row-height="1.229cm" fo:keep-together="auto"/>
    </style:style>
    <style:style style:name="Таблиця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2.2" style:family="table-row">
      <style:table-row-properties style:min-row-height="0.815cm" fo:keep-together="auto"/>
    </style:style>
    <style:style style:name="Таблиця2.3" style:family="table-row">
      <style:table-row-properties style:min-row-height="0.39cm" fo:keep-together="auto"/>
    </style:style>
    <style:style style:name="Таблиця2.4" style:family="table-row">
      <style:table-row-properties style:min-row-height="0.423cm" fo:keep-together="auto"/>
    </style:style>
    <style:style style:name="Таблиця2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я2.C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я3" style:family="table">
      <style:table-properties style:width="19.727cm" fo:margin-left="-2.353cm" table:align="left" style:writing-mode="lr-tb"/>
    </style:style>
    <style:style style:name="Таблиця3.A" style:family="table-column">
      <style:table-column-properties style:column-width="1.293cm"/>
    </style:style>
    <style:style style:name="Таблиця3.B" style:family="table-column">
      <style:table-column-properties style:column-width="2.205cm"/>
    </style:style>
    <style:style style:name="Таблиця3.C" style:family="table-column">
      <style:table-column-properties style:column-width="8.527cm"/>
    </style:style>
    <style:style style:name="Таблиця3.D" style:family="table-column">
      <style:table-column-properties style:column-width="7.703cm"/>
    </style:style>
    <style:style style:name="Таблиця3.1" style:family="table-row">
      <style:table-row-properties style:min-row-height="0.702cm" fo:keep-together="auto"/>
    </style:style>
    <style:style style:name="Таблиця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3.C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3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я3.2" style:family="table-row">
      <style:table-row-properties style:min-row-height="1.155cm" fo:keep-together="auto"/>
    </style:style>
    <style:style style:name="Таблиця3.3" style:family="table-row">
      <style:table-row-properties style:min-row-height="0.746cm" fo:keep-together="auto"/>
    </style:style>
    <style:style style:name="Таблиця3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3.4" style:family="table-row">
      <style:table-row-properties style:min-row-height="2.9cm" fo:keep-together="auto"/>
    </style:style>
    <style:style style:name="Таблиця3.5" style:family="table-row">
      <style:table-row-properties style:min-row-height="3.314cm" fo:keep-together="auto"/>
    </style:style>
    <style:style style:name="Таблиця3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я3.D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я4" style:family="table">
      <style:table-properties style:width="19.403cm" fo:margin-left="-2.03cm" table:align="left" style:writing-mode="lr-tb"/>
    </style:style>
    <style:style style:name="Таблиця4.A" style:family="table-column">
      <style:table-column-properties style:column-width="1.588cm"/>
    </style:style>
    <style:style style:name="Таблиця4.B" style:family="table-column">
      <style:table-column-properties style:column-width="1.205cm"/>
    </style:style>
    <style:style style:name="Таблиця4.C" style:family="table-column">
      <style:table-column-properties style:column-width="14.406cm"/>
    </style:style>
    <style:style style:name="Таблиця4.D" style:family="table-column">
      <style:table-column-properties style:column-width="2.205cm"/>
    </style:style>
    <style:style style:name="Таблиця4.1" style:family="table-row">
      <style:table-row-properties style:min-row-height="1.233cm" fo:keep-together="auto"/>
    </style:style>
    <style:style style:name="Таблиця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4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4.2" style:family="table-row">
      <style:table-row-properties style:min-row-height="0.734cm" fo:keep-together="auto"/>
    </style:style>
    <style:style style:name="Таблиця4.3" style:family="table-row">
      <style:table-row-properties style:min-row-height="0.337cm" fo:keep-together="auto"/>
    </style:style>
    <style:style style:name="Таблиця4.4" style:family="table-row">
      <style:table-row-properties style:min-row-height="0.503cm" fo:keep-together="auto"/>
    </style:style>
    <style:style style:name="Таблиця4.5" style:family="table-row">
      <style:table-row-properties style:min-row-height="0.363cm" fo:keep-together="auto"/>
    </style:style>
    <style:style style:name="Таблиця4.6" style:family="table-row">
      <style:table-row-properties style:min-row-height="0.529cm" fo:keep-together="auto"/>
    </style:style>
    <style:style style:name="Таблиця4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я4.D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я4.8" style:family="table-row">
      <style:table-row-properties style:min-row-height="1.044cm" fo:keep-together="auto"/>
    </style:style>
    <style:style style:name="Таблиця4.11" style:family="table-row">
      <style:table-row-properties style:min-row-height="0.847cm" fo:keep-together="auto"/>
    </style:style>
    <style:style style:name="Таблиця4.13" style:family="table-row">
      <style:table-row-properties style:min-row-height="0.39cm" fo:keep-together="auto"/>
    </style:style>
    <style:style style:name="Таблиця4.14" style:family="table-row">
      <style:table-row-properties style:min-row-height="0.688cm" fo:keep-together="auto"/>
    </style:style>
    <style:style style:name="Таблиця4.15" style:family="table-row">
      <style:table-row-properties style:min-row-height="0.265cm" fo:keep-together="auto"/>
    </style:style>
    <style:style style:name="Таблиця4.17" style:family="table-row">
      <style:table-row-properties style:min-row-height="0.45cm" fo:keep-together="auto"/>
    </style:style>
    <style:style style:name="Таблиця4.18" style:family="table-row">
      <style:table-row-properties style:min-row-height="0.436cm" fo:keep-together="auto"/>
    </style:style>
    <style:style style:name="Таблиця4.C1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я5" style:family="table">
      <style:table-properties style:width="18.556cm" fo:margin-left="-1.528cm" table:align="left" style:writing-mode="lr-tb"/>
    </style:style>
    <style:style style:name="Таблиця5.A" style:family="table-column">
      <style:table-column-properties style:column-width="1.61cm"/>
    </style:style>
    <style:style style:name="Таблиця5.B" style:family="table-column">
      <style:table-column-properties style:column-width="7.9cm"/>
    </style:style>
    <style:style style:name="Таблиця5.C" style:family="table-column">
      <style:table-column-properties style:column-width="1.753cm"/>
    </style:style>
    <style:style style:name="Таблиця5.D" style:family="table-column">
      <style:table-column-properties style:column-width="1.752cm"/>
    </style:style>
    <style:style style:name="Таблиця5.E" style:family="table-column">
      <style:table-column-properties style:column-width="1.759cm"/>
    </style:style>
    <style:style style:name="Таблиця5.G" style:family="table-column">
      <style:table-column-properties style:column-width="2.03cm"/>
    </style:style>
    <style:style style:name="Таблиця5.1" style:family="table-row">
      <style:table-row-properties style:min-row-height="1.736cm" fo:keep-together="auto"/>
    </style:style>
    <style:style style:name="Таблиця5.A1" style:family="table-cell">
      <style:table-cell-properties style:vertical-align="top" fo:padding="0cm" fo:border-left="1.5pt solid #000000" fo:border-right="none" fo:border-top="1.5pt solid #000000" fo:border-bottom="0.5pt solid #000000" style:writing-mode="lr-tb"/>
    </style:style>
    <style:style style:name="Таблиця5.B1" style:family="table-cell">
      <style:table-cell-properties style:vertical-align="top" fo:padding="0cm" fo:border-left="0.75pt solid #000000" fo:border-right="none" fo:border-top="0.75pt solid #000000" fo:border-bottom="0.5pt solid #000000" style:writing-mode="lr-tb"/>
    </style:style>
    <style:style style:name="Таблиця5.C1" style:family="table-cell">
      <style:table-cell-properties style:vertical-align="top" fo:padding="0cm" fo:border-left="0.75pt solid #000000" fo:border-right="none" fo:border-top="1.5pt solid #000000" fo:border-bottom="0.5pt solid #000000" style:writing-mode="lr-tb"/>
    </style:style>
    <style:style style:name="Таблиця5.E1" style:family="table-cell">
      <style:table-cell-properties style:vertical-align="top" fo:padding="0cm" fo:border-left="0.75pt solid #000000" fo:border-right="none" fo:border-top="1.5pt solid #000000" fo:border-bottom="0.75pt solid #000000" style:writing-mode="lr-tb"/>
    </style:style>
    <style:style style:name="Таблиця5.G1" style:family="table-cell">
      <style:table-cell-properties style:vertical-align="top" fo:padding="0cm" fo:border-left="0.75pt solid #000000" fo:border-right="0.5pt solid #000000" fo:border-top="1.5pt solid #000000" fo:border-bottom="0.75pt solid #000000" style:writing-mode="lr-tb"/>
    </style:style>
    <style:style style:name="Таблиця5.2" style:family="table-row">
      <style:table-row-properties style:min-row-height="1.508cm" fo:keep-together="auto"/>
    </style:style>
    <style:style style:name="Таблиця5.A2" style:family="table-cell">
      <style:table-cell-properties style:vertical-align="middle" fo:padding="0cm" fo:border-left="1.5pt solid #000000" fo:border-right="none" fo:border-top="0.5pt solid #000000" fo:border-bottom="0.25pt solid #000000" style:writing-mode="lr-tb"/>
    </style:style>
    <style:style style:name="Таблиця5.B2" style:family="table-cell">
      <style:table-cell-properties style:vertical-align="middle" fo:padding="0cm" fo:border-left="0.75pt solid #000000" fo:border-right="none" fo:border-top="0.5pt solid #000000" fo:border-bottom="0.25pt solid #000000" style:writing-mode="lr-tb"/>
    </style:style>
    <style:style style:name="Таблиця5.G2" style:family="table-cell">
      <style:table-cell-properties style:vertical-align="top" fo:padding="0cm" fo:border-left="0.75pt solid #000000" fo:border-right="1.5pt solid #000000" fo:border-top="0.75pt solid #000000" fo:border-bottom="0.5pt solid #000000" style:writing-mode="lr-tb"/>
    </style:style>
    <style:style style:name="Таблиця5.3" style:family="table-row">
      <style:table-row-properties style:min-row-height="1.111cm" fo:keep-together="auto"/>
    </style:style>
    <style:style style:name="Таблиця5.A3" style:family="table-cell">
      <style:table-cell-properties style:vertical-align="top" fo:padding="0cm" fo:border-left="1.5pt solid #000000" fo:border-right="none" fo:border-top="0.25pt solid #000000" fo:border-bottom="0.5pt solid #000000" style:writing-mode="lr-tb"/>
    </style:style>
    <style:style style:name="Таблиця5.B3" style:family="table-cell">
      <style:table-cell-properties style:vertical-align="top" fo:padding="0cm" fo:border-left="0.75pt solid #000000" fo:border-right="none" fo:border-top="0.25pt solid #000000" fo:border-bottom="0.5pt solid #000000" style:writing-mode="lr-tb"/>
    </style:style>
    <style:style style:name="Таблиця5.E3" style:family="table-cell">
      <style:table-cell-properties style:vertical-align="top" fo:padding="0cm" fo:border-left="0.5pt solid #000000" fo:border-right="none" fo:border-top="0.25pt solid #000000" fo:border-bottom="0.5pt solid #000000" style:writing-mode="lr-tb"/>
    </style:style>
    <style:style style:name="Таблиця5.G3" style:family="table-cell">
      <style:table-cell-properties style:vertical-align="top" fo:padding="0cm" fo:border-left="0.75pt solid #000000" fo:border-right="1.5pt solid #000000" fo:border-top="0.25pt solid #000000" fo:border-bottom="0.5pt solid #000000" style:writing-mode="lr-tb"/>
    </style:style>
    <style:style style:name="Таблиця5.4" style:family="table-row">
      <style:table-row-properties style:min-row-height="1.138cm" fo:keep-together="auto"/>
    </style:style>
    <style:style style:name="Таблиця5.A4" style:family="table-cell">
      <style:table-cell-properties style:vertical-align="top" fo:padding="0cm" fo:border-left="1.5pt solid #000000" fo:border-right="none" fo:border-top="0.5pt solid #000000" fo:border-bottom="0.5pt solid #000000" style:writing-mode="lr-tb"/>
    </style:style>
    <style:style style:name="Таблиця5.B4" style:family="table-cell">
      <style:table-cell-properties style:vertical-align="top" fo:padding="0cm" fo:border-left="0.75pt solid #000000" fo:border-right="none" fo:border-top="0.5pt solid #000000" fo:border-bottom="0.5pt solid #000000" style:writing-mode="lr-tb"/>
    </style:style>
    <style:style style:name="Таблиця5.E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Таблиця5.G4" style:family="table-cell">
      <style:table-cell-properties style:vertical-align="top" fo:padding="0cm" fo:border-left="0.75pt solid #000000" fo:border-right="1.5pt solid #000000" fo:border-top="0.5pt solid #000000" fo:border-bottom="0.5pt solid #000000" style:writing-mode="lr-tb"/>
    </style:style>
    <style:style style:name="Таблиця5.5" style:family="table-row">
      <style:table-row-properties style:min-row-height="1.004cm" fo:keep-together="auto"/>
    </style:style>
    <style:style style:name="Таблиця5.A6" style:family="table-cell">
      <style:table-cell-properties style:vertical-align="top" fo:padding="0cm" fo:border-left="1.5pt solid #000000" fo:border-right="none" fo:border-top="none" fo:border-bottom="0.5pt solid #000000" style:writing-mode="lr-tb"/>
    </style:style>
    <style:style style:name="Таблиця5.B6" style:family="table-cell">
      <style:table-cell-properties style:vertical-align="top" fo:padding="0cm" fo:border-left="0.75pt solid #000000" fo:border-right="none" fo:border-top="none" fo:border-bottom="0.5pt solid #000000" style:writing-mode="lr-tb"/>
    </style:style>
    <style:style style:name="Таблиця5.E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Таблиця5.G6" style:family="table-cell">
      <style:table-cell-properties style:vertical-align="top" fo:padding="0cm" fo:border-left="0.75pt solid #000000" fo:border-right="1.5pt solid #000000" fo:border-top="none" fo:border-bottom="0.5pt solid #000000" style:writing-mode="lr-tb"/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596806"/>
    </style:style>
    <style:style style:name="P3" style:family="paragraph" style:parent-style-name="Standard">
      <style:text-properties style:font-name="Times New Roman" fo:font-size="14pt" fo:language="uk" fo:country="UA" style:font-size-asian="14pt" style:font-name-complex="Times New Roman" style:font-size-complex="14pt"/>
    </style:style>
    <style:style style:name="P4" style:family="paragraph" style:parent-style-name="Standard">
      <style:paragraph-properties fo:line-height="100%"/>
      <style:text-properties style:font-name="Times New Roman" fo:font-size="14pt" fo:language="uk" fo:country="UA" officeooo:paragraph-rsid="001d6d68" style:font-size-asian="14pt" style:font-name-complex="Times New Roman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1d6d68" style:font-size-asian="14pt" style:font-name-complex="Times New Roman" style:font-size-complex="12pt"/>
    </style:style>
    <style:style style:name="P6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596806" style:font-size-asian="14pt" style:font-name-complex="Times New Roman" style:font-size-complex="12pt"/>
    </style:style>
    <style:style style:name="P7" style:family="paragraph" style:parent-style-name="Standard">
      <style:paragraph-properties fo:line-height="100%" fo:text-align="start" style:justify-single-word="false">
        <style:tab-stops>
          <style:tab-stop style:position="13.753cm"/>
        </style:tab-stops>
      </style:paragraph-properties>
      <style:text-properties style:font-name="Times New Roman" fo:font-size="14pt" fo:language="uk" fo:country="UA" officeooo:rsid="0010dd33" officeooo:paragraph-rsid="00596806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start" style:justify-single-word="false"/>
      <style:text-properties style:font-name="Times New Roman" fo:font-size="14pt" fo:language="uk" fo:country="UA" officeooo:rsid="007492e0" officeooo:paragraph-rsid="00596806" style:font-size-asian="14pt" style:font-name-complex="Times New Roman" style:font-size-complex="12pt"/>
    </style:style>
    <style:style style:name="P9" style:family="paragraph" style:parent-style-name="Standard"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11" style:family="paragraph" style:parent-style-name="Standard">
      <style:text-properties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name-complex="Times New Roman" style:font-size-complex="12pt"/>
    </style:style>
    <style:style style:name="P13" style:family="paragraph" style:parent-style-name="Standard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4" style:family="paragraph" style:parent-style-name="Standard">
      <style:text-properties style:font-name="Times New Roman" fo:font-size="12pt" fo:language="uk" fo:country="UA" style:font-size-asian="12pt" style:font-name-complex="Times New Roman" style:font-size-complex="12pt"/>
    </style:style>
    <style:style style:name="P15" style:family="paragraph" style:parent-style-name="Standard">
      <style:paragraph-properties fo:line-height="100%"/>
      <style:text-properties style:font-name="Times New Roman" fo:font-size="12pt" fo:language="uk" fo:country="UA" style:font-size-asian="12pt" style:font-name-complex="Times New Roman" style:font-size-complex="12pt"/>
    </style:style>
    <style:style style:name="P16" style:family="paragraph" style:parent-style-name="Standard">
      <style:paragraph-properties fo:line-height="100%" fo:text-align="end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7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8" style:family="paragraph" style:parent-style-name="Standard">
      <style:paragraph-properties fo:line-height="100%" fo:text-align="justify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9" style:family="paragraph" style:parent-style-name="Standard">
      <style:paragraph-properties fo:line-height="100%"/>
      <style:text-properties style:font-name="Times New Roman" fo:font-size="12pt" fo:language="uk" fo:country="UA" officeooo:paragraph-rsid="00596806" style:font-size-asian="12pt" style:font-name-complex="Times New Roman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21" style:family="paragraph" style:parent-style-name="Standard">
      <style:paragraph-properties style:snap-to-layout-gri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22" style:family="paragraph" style:parent-style-name="Standard">
      <style:paragraph-properties fo:line-height="100%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3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4" style:family="paragraph" style:parent-style-name="Standard">
      <style:paragraph-properties fo:line-height="100%" fo:text-align="center" style:justify-single-word="false" style:snap-to-layout-gri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6" style:family="paragraph" style:parent-style-name="Standard">
      <style:paragraph-properties style:snap-to-layout-gri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7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fo:font-weight="bold" officeooo:rsid="0020c252" officeooo:paragraph-rsid="0020c252" style:font-size-asian="12pt" style:font-weight-asian="bold" style:font-name-complex="Times New Roman" style:font-size-complex="12pt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20d573" officeooo:paragraph-rsid="0020d573" style:font-size-asian="12pt" style:font-weight-asian="bold" style:font-name-complex="Times New Roman" style:font-size-complex="12pt"/>
    </style:style>
    <style:style style:name="P29" style:family="paragraph" style:parent-style-name="Standard">
      <style:paragraph-properties style:snap-to-layout-grid="false"/>
      <style:text-properties style:font-name="Times New Roman" fo:font-size="16pt" fo:language="uk" fo:country="UA" fo:font-weight="bold" style:font-size-asian="16pt" style:font-weight-asian="bold" style:font-name-complex="Times New Roman" style:font-size-complex="16pt"/>
    </style:style>
    <style:style style:name="P30" style:family="paragraph" style:parent-style-name="Standard">
      <style:paragraph-properties fo:text-align="center" style:justify-single-word="false"/>
    </style:style>
    <style:style style:name="P31" style:family="paragraph" style:parent-style-name="Standard">
      <style:paragraph-properties fo:text-align="center" style:justify-single-word="false">
        <style:tab-stops>
          <style:tab-stop style:position="9.499cm"/>
        </style:tab-stops>
      </style:paragraph-properties>
      <style:text-properties officeooo:paragraph-rsid="001d6d68"/>
    </style:style>
    <style:style style:name="P32" style:family="paragraph" style:parent-style-name="Standard">
      <style:paragraph-properties fo:text-align="center" style:justify-single-word="false" style:text-autospace="none"/>
    </style:style>
    <style:style style:name="P33" style:family="paragraph" style:parent-style-name="Standard">
      <style:paragraph-properties fo:text-align="justify" style:justify-single-word="false"/>
    </style:style>
    <style:style style:name="P34" style:family="paragraph" style:parent-style-name="Standard">
      <style:paragraph-properties fo:text-align="start" style:justify-single-word="false"/>
      <style:text-properties fo:font-size="10.5pt" officeooo:rsid="0030cfe3" officeooo:paragraph-rsid="0063f0b0" style:font-size-asian="10.5pt" style:font-size-complex="10.5pt"/>
    </style:style>
    <style:style style:name="P35" style:family="paragraph" style:parent-style-name="Standard">
      <style:paragraph-properties fo:margin-top="0cm" fo:margin-bottom="0cm" loext:contextual-spacing="false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37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</style:style>
    <style:style style:name="P39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9.499cm"/>
        </style:tab-stops>
      </style:paragraph-properties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40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41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style:font-name="Times New Roman" fo:font-size="14pt" fo:language="uk" fo:country="UA" fo:font-weight="bold" style:font-size-asian="14pt" style:language-asian="uk" style:country-asian="UA" style:font-weight-asian="bold" style:font-name-complex="Times New Roman" style:font-size-complex="14pt" style:font-weight-complex="bold"/>
    </style:style>
    <style:style style:name="P4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43" style:family="paragraph" style:parent-style-name="Standard">
      <style:paragraph-properties fo:margin-top="0cm" fo:margin-bottom="0cm" loext:contextual-spacing="false" fo:line-height="100%" style:text-autospace="non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45" style:family="paragraph" style:parent-style-name="Standard">
      <style:paragraph-properties fo:margin-top="0cm" fo:margin-bottom="0cm" loext:contextual-spacing="false" fo:line-height="100%" style:text-autospace="none"/>
      <style:text-properties style:font-name="Times New Roman" fo:font-size="12pt" fo:language="uk" fo:country="UA" fo:font-style="italic" style:text-underline-style="solid" style:text-underline-width="auto" style:text-underline-color="font-color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46" style:family="paragraph" style:parent-style-name="Standard">
      <style:paragraph-properties fo:margin-top="0cm" fo:margin-bottom="0cm" loext:contextual-spacing="false"/>
      <style:text-properties officeooo:paragraph-rsid="00291dab"/>
    </style:style>
    <style:style style:name="P47" style:family="paragraph" style:parent-style-name="Standard">
      <style:paragraph-properties fo:margin-top="0cm" fo:margin-bottom="0cm" loext:contextual-spacing="false"/>
      <style:text-properties officeooo:paragraph-rsid="00299eae"/>
    </style:style>
    <style:style style:name="P48" style:family="paragraph" style:parent-style-name="Standard">
      <style:paragraph-properties fo:margin-top="0cm" fo:margin-bottom="0cm" loext:contextual-spacing="false"/>
      <style:text-properties officeooo:paragraph-rsid="002b6ec1"/>
    </style:style>
    <style:style style:name="P49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fo:color="#000000"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50" style:family="paragraph" style:parent-style-name="Table_20_Contents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officeooo:rsid="005ea860" officeooo:paragraph-rsid="00299eae" style:font-size-asian="14pt" style:font-style-asian="normal" style:font-weight-asian="normal" style:font-size-complex="14pt" style:font-style-complex="normal" style:text-emphasize="none"/>
    </style:style>
    <style:style style:name="P51" style:family="paragraph" style:parent-style-name="Standard">
      <style:paragraph-properties fo:margin-top="0cm" fo:margin-bottom="0.212cm" loext:contextual-spacing="false"/>
      <style:text-properties officeooo:paragraph-rsid="0026305f"/>
    </style:style>
    <style:style style:name="P52" style:family="paragraph" style:parent-style-name="Standard">
      <style:paragraph-properties fo:margin-left="0.026cm" fo:margin-right="0cm" fo:margin-top="0cm" fo:margin-bottom="0cm" loext:contextual-spacing="false" fo:line-height="100%" fo:text-align="justify" style:justify-single-word="false" fo:text-indent="0.741cm" style:auto-text-indent="false"/>
      <style:text-properties style:font-name="Times New Roman" fo:font-size="12pt" officeooo:paragraph-rsid="0020d573" style:font-name-asian="Times New Roman2" style:font-size-asian="12pt" style:font-name-complex="Times New Roman2" style:font-size-complex="12pt"/>
    </style:style>
    <style:style style:name="P53" style:family="paragraph" style:parent-style-name="Standard">
      <loext:graphic-properties draw:fill="none"/>
      <style:paragraph-properties fo:margin-left="0cm" fo:margin-right="0.3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text-autospace="none" style:writing-mode="lr-tb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54" style:family="paragraph" style:parent-style-name="Абзац_20_списка">
      <style:text-properties style:font-name="Times New Roman" fo:font-size="14pt" fo:language="uk" fo:country="UA" style:font-size-asian="14pt" style:font-name-complex="Times New Roman" style:font-size-complex="14pt"/>
    </style:style>
    <style:style style:name="P55" style:family="paragraph" style:parent-style-name="Абзац_20_списка">
      <style:paragraph-properties fo:margin-left="-0.25cm" fo:margin-right="-1.191cm" fo:text-align="center" style:justify-single-word="false" fo:text-indent="0cm" style:auto-text-indent="false" style:text-autospace="none"/>
      <style:text-properties style:font-name="Times New Roman" fo:font-size="14pt" fo:language="uk" fo:country="UA" style:font-size-asian="14pt" style:font-name-complex="Times New Roman" style:font-size-complex="14pt"/>
    </style:style>
    <style:style style:name="P56" style:family="paragraph" style:parent-style-name="Абзац_20_списка">
      <style:paragraph-properties fo:margin-left="-0.25cm" fo:margin-right="-1.191cm" fo:margin-top="0cm" fo:margin-bottom="0cm" loext:contextual-spacing="true" fo:line-height="100%" fo:text-align="center" style:justify-single-word="false" fo:text-indent="0cm" style:auto-text-indent="false" style:text-autospace="none"/>
      <style:text-properties style:font-name="Times New Roman" fo:font-size="14pt" fo:language="uk" fo:country="UA" style:font-size-asian="14pt" style:font-name-complex="Times New Roman" style:font-size-complex="14pt"/>
    </style:style>
    <style:style style:name="P57" style:family="paragraph" style:parent-style-name="Зміст_5f_вимоги">
      <style:paragraph-properties fo:line-height="100%"/>
      <style:text-properties officeooo:paragraph-rsid="0020d573"/>
    </style:style>
    <style:style style:name="P58" style:family="paragraph" style:parent-style-name="Зміст_5f_вимоги">
      <style:text-properties officeooo:paragraph-rsid="0020d573"/>
    </style:style>
    <style:style style:name="P59" style:family="paragraph" style:parent-style-name="Зміст_5f_вимоги">
      <style:paragraph-properties fo:margin-left="0cm" fo:margin-right="0cm" fo:margin-top="0cm" fo:margin-bottom="0cm" loext:contextual-spacing="false" fo:line-height="100%" fo:orphans="0" fo:widows="0" fo:text-indent="0.85cm" style:auto-text-indent="false"/>
      <style:text-properties fo:color="#000000" style:font-name="Times New Roman" fo:font-size="12pt" fo:language="uk" fo:country="UA" officeooo:paragraph-rsid="0020d573" style:font-size-asian="12pt" style:language-asian="uk" style:country-asian="UA" style:font-name-complex="Times New Roman" style:font-size-complex="12pt" style:font-weight-complex="bold"/>
    </style:style>
    <style:style style:name="P60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2b6ec1" style:font-size-asian="10.5pt" style:font-style-asian="normal" style:font-weight-asian="normal" style:font-size-complex="10.5pt" style:font-weight-complex="normal" style:text-emphasize="none"/>
    </style:style>
    <style:style style:name="P61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officeooo:rsid="0023c526" officeooo:paragraph-rsid="00299eae" style:font-size-asian="14pt" style:font-style-asian="normal" style:font-weight-asian="normal" style:font-size-complex="14pt" style:font-weight-complex="normal" style:text-emphasize="none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299eae" style:font-size-asian="10.5pt" style:font-style-asian="normal" style:font-weight-asian="normal" style:font-size-complex="10.5pt" style:font-weight-complex="normal" style:text-emphasize="none"/>
    </style:style>
    <style:style style:name="P6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officeooo:rsid="005ea860" officeooo:paragraph-rsid="00299eae" style:font-size-asian="14pt" style:font-style-asian="normal" style:font-weight-asian="normal" style:font-size-complex="14pt" style:font-weight-complex="normal" style:text-emphasize="none"/>
    </style:style>
    <style:style style:name="P64" style:family="paragraph" style:parent-style-name="Standard" style:master-page-name="Standard">
      <style:paragraph-properties fo:line-height="100%" style:page-number="auto"/>
      <style:text-properties style:font-name="Times New Roman" fo:font-size="14pt" fo:language="uk" fo:country="UA" officeooo:paragraph-rsid="001d6d68" style:font-size-asian="14pt" style:font-name-complex="Times New Roman" style:font-size-complex="12pt"/>
    </style:style>
    <style:style style:name="P65" style:family="paragraph" style:parent-style-name="Standard">
      <style:text-properties style:font-name="Times New Roman" fo:font-size="14pt" fo:language="uk" fo:country="UA" style:font-size-asian="14pt" style:font-name-complex="Times New Roman" style:font-size-complex="14pt"/>
    </style:style>
    <style:style style:name="P66" style:family="paragraph" style:parent-style-name="Standard">
      <style:paragraph-properties fo:text-align="center" style:justify-single-word="false">
        <style:tab-stops>
          <style:tab-stop style:position="9.499cm"/>
        </style:tab-stops>
      </style:paragraph-properties>
      <style:text-properties style:font-name="Times New Roman" fo:font-size="14pt" fo:language="uk" fo:country="UA" officeooo:paragraph-rsid="001d6d68" style:font-size-asian="14pt" style:font-name-complex="Times New Roman" style:font-size-complex="12pt"/>
    </style:style>
    <style:style style:name="P67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68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69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fo:font-weight="bold" officeooo:paragraph-rsid="0047de2e" style:font-size-asian="12pt" style:font-weight-asian="bold" style:font-name-complex="Times New Roman" style:font-size-complex="12pt"/>
    </style:style>
    <style:style style:name="P70" style:family="paragraph" style:parent-style-name="Standard">
      <style:paragraph-properties fo:line-height="100%" fo:text-align="justify" style:justify-single-wor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71" style:family="paragraph" style:parent-style-name="Standard">
      <style:paragraph-properties style:snap-to-layout-gri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72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455dae" officeooo:paragraph-rsid="00455dae" style:font-size-asian="12pt" style:font-weight-asian="bold" style:font-name-complex="Times New Roman" style:font-size-complex="12pt"/>
    </style:style>
    <style:style style:name="P73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46b9b1" officeooo:paragraph-rsid="0046b9b1" style:font-size-asian="12pt" style:font-weight-asian="bold" style:font-name-complex="Times New Roman" style:font-size-complex="12pt"/>
    </style:style>
    <style:style style:name="P74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fo:font-weight="bold" officeooo:rsid="0047de2e" officeooo:paragraph-rsid="0047de2e" style:font-size-asian="12pt" style:font-weight-asian="bold" style:font-name-complex="Times New Roman" style:font-size-complex="12pt"/>
    </style:style>
    <style:style style:name="P75" style:family="paragraph" style:parent-style-name="Standard">
      <style:text-properties style:font-name="Times New Roman" fo:font-size="12pt" fo:language="uk" fo:country="UA" style:font-size-asian="12pt" style:font-name-complex="Times New Roman" style:font-size-complex="12pt"/>
    </style:style>
    <style:style style:name="P76" style:family="paragraph" style:parent-style-name="Standard">
      <style:paragraph-properties fo:line-height="100%"/>
      <style:text-properties style:font-name="Times New Roman" fo:font-size="12pt" fo:language="uk" fo:country="UA" style:font-size-asian="12pt" style:font-name-complex="Times New Roman" style:font-size-complex="12pt"/>
    </style:style>
    <style:style style:name="P77" style:family="paragraph" style:parent-style-name="Standard">
      <style:paragraph-properties fo:text-align="center" style:justify-single-word="false"/>
      <style:text-properties style:font-name="Times New Roman" fo:font-size="12pt" fo:language="uk" fo:country="UA" officeooo:rsid="0043138e" officeooo:paragraph-rsid="0043138e" style:font-size-asian="12pt" style:font-name-complex="Times New Roman" style:font-size-complex="12pt"/>
    </style:style>
    <style:style style:name="P78" style:family="paragraph" style:parent-style-name="Standard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79" style:family="paragraph" style:parent-style-name="Standard">
      <style:paragraph-properties fo:line-height="100%"/>
      <style:text-properties officeooo:paragraph-rsid="001d6d68"/>
    </style:style>
    <style:style style:name="P80" style:family="paragraph" style:parent-style-name="Standard">
      <style:paragraph-properties fo:line-height="100%" fo:text-align="center" style:justify-single-word="false"/>
      <style:text-properties officeooo:paragraph-rsid="001d6d68"/>
    </style:style>
    <style:style style:name="P81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uk" fo:country="UA" fo:font-weight="bold" officeooo:rsid="0020d573" officeooo:paragraph-rsid="0037349b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82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uk" fo:country="UA" fo:font-weight="bold" officeooo:rsid="0020d573" officeooo:paragraph-rsid="00455dae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83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2pt" fo:language="uk" fo:country="UA" fo:font-weight="bold" officeooo:rsid="0020c252" officeooo:paragraph-rsid="0047de2e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84" style:family="paragraph" style:parent-style-name="Standard">
      <style:paragraph-properties fo:text-align="center" style:justify-single-word="false" style:text-autospace="none"/>
      <style:text-properties style:use-window-font-color="true" style:font-name="Liberation Serif" fo:font-size="14pt" fo:language="uk" fo:country="UA" fo:font-weight="normal" officeooo:paragraph-rsid="0038f09c" style:font-name-asian="Times New Roman" style:font-size-asian="14pt" style:language-asian="uk" style:country-asian="UA" style:font-weight-asian="normal" style:font-name-complex="Times New Roman" style:font-size-complex="14pt" style:language-complex="ar" style:country-complex="SA" style:font-weight-complex="bold"/>
    </style:style>
    <style:style style:name="P85" style:family="paragraph" style:parent-style-name="Standard">
      <style:paragraph-properties fo:text-align="center" style:justify-single-word="false" style:text-autospace="none"/>
    </style:style>
    <style:style style:name="P86" style:family="paragraph" style:parent-style-name="Standard">
      <style:paragraph-properties fo:text-align="center" style:justify-single-word="false" style:text-autospace="none"/>
      <style:text-properties officeooo:rsid="0038f09c" officeooo:paragraph-rsid="0038f09c"/>
    </style:style>
    <style:style style:name="P87" style:family="paragraph" style:parent-style-name="Standard" style:master-page-name="Перетворення_20_1">
      <style:paragraph-properties fo:line-height="100%" fo:text-align="end" style:justify-single-word="false" style:page-number="auto"/>
    </style:style>
    <style:style style:name="P88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455dae" style:font-name-asian="Times New Roman2" style:font-size-asian="10pt" style:font-style-asian="italic" style:font-weight-asian="bold" style:font-name-complex="Times New Roman2" style:font-size-complex="10pt"/>
    </style:style>
    <style:style style:name="P89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46b9b1" style:font-name-asian="Times New Roman2" style:font-size-asian="10pt" style:font-style-asian="italic" style:font-weight-asian="bold" style:font-name-complex="Times New Roman2" style:font-size-complex="10pt"/>
    </style:style>
    <style:style style:name="P90" style:family="paragraph" style:parent-style-name="Standard">
      <style:paragraph-properties fo:margin-left="0.101cm" fo:margin-right="0.101cm" fo:margin-top="0cm" fo:margin-bottom="0cm" loext:contextual-spacing="false" fo:line-height="100%" fo:text-align="start" style:justify-single-word="false" fo:text-indent="0cm" style:auto-text-indent="false"/>
      <style:text-properties style:font-name="Times New Roman" fo:font-size="10.5pt" fo:font-style="italic" fo:font-weight="bold" officeooo:rsid="0030cfe3" officeooo:paragraph-rsid="0046b9b1" style:font-name-asian="Times New Roman2" style:font-size-asian="10.5pt" style:font-style-asian="italic" style:font-weight-asian="bold" style:font-name-complex="Times New Roman2" style:font-size-complex="10.5pt"/>
    </style:style>
    <style:style style:name="P91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46b9b1" style:font-name-asian="Times New Roman2" style:font-size-asian="10.5pt" style:font-style-asian="italic" style:font-weight-asian="bold" style:font-name-complex="Times New Roman2" style:font-size-complex="10.5pt"/>
    </style:style>
    <style:style style:name="P92" style:family="paragraph" style:parent-style-name="Standard">
      <style:paragraph-properties fo:margin-left="0.026cm" fo:margin-right="0cm" fo:margin-top="0cm" fo:margin-bottom="0cm" loext:contextual-spacing="false" fo:line-height="100%" fo:text-align="justify" style:justify-single-word="false" fo:text-indent="0.741cm" style:auto-text-indent="false"/>
      <style:text-properties style:font-name="Times New Roman" fo:font-size="12pt" officeooo:paragraph-rsid="0020d573" style:font-name-asian="Times New Roman2" style:font-size-asian="12pt" style:font-name-complex="Times New Roman2" style:font-size-complex="12pt"/>
    </style:style>
    <style:style style:name="P93" style:family="paragraph" style:parent-style-name="Standard">
      <style:paragraph-properties fo:margin-left="0.026cm" fo:margin-right="0cm" fo:margin-top="0cm" fo:margin-bottom="0cm" loext:contextual-spacing="false" fo:line-height="100%" fo:text-indent="0.741cm" style:auto-text-indent="false"/>
      <style:text-properties style:font-name="Times New Roman" fo:font-size="12pt" officeooo:paragraph-rsid="0020d573" style:font-name-asian="Times New Roman2" style:font-size-asian="12pt" style:font-name-complex="Times New Roman2" style:font-size-complex="12pt"/>
    </style:style>
    <style:style style:name="P94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Times New Roman" fo:font-size="12pt" fo:font-style="italic" fo:font-weight="bold" officeooo:paragraph-rsid="0020d573" style:font-name-asian="Times New Roman2" style:font-size-asian="12pt" style:font-style-asian="italic" style:font-weight-asian="bold" style:font-name-complex="Times New Roman2" style:font-size-complex="12pt"/>
    </style:style>
    <style:style style:name="P95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orphans="0" fo:widows="0" fo:text-indent="0cm" style:auto-text-indent="false"/>
      <style:text-properties fo:color="#000000" style:font-name="Times New Roman" fo:font-size="12pt" officeooo:paragraph-rsid="0020d573" style:font-name-asian="Times New Roman2" style:font-size-asian="12pt" style:language-asian="uk" style:country-asian="UA" style:font-name-complex="Times New Roman" style:font-size-complex="12pt"/>
    </style:style>
    <style:style style:name="P96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" fo:font-size="10pt" fo:language="ru" fo:country="RU" fo:font-style="italic" fo:font-weight="bold" officeooo:paragraph-rsid="00455dae" style:font-name-asian="Times New Roman2" style:font-size-asian="10pt" style:language-asian="uk" style:country-asian="UA" style:font-style-asian="italic" style:font-weight-asian="bold" style:font-name-complex="Times New Roman2" style:font-size-complex="10pt"/>
    </style:style>
    <style:style style:name="P9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9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0pt" fo:font-style="italic" fo:font-weight="bold" officeooo:paragraph-rsid="00455dae" style:font-name-asian="Times New Roman2" style:font-size-asian="10pt" style:font-style-asian="italic" style:font-weight-asian="bold" style:font-name-complex="Times New Roman2" style:font-size-complex="10pt"/>
    </style:style>
    <style:style style:name="P99" style:family="paragraph" style:parent-style-name="Standard">
      <style:paragraph-properties fo:margin-top="0cm" fo:margin-bottom="0cm" loext:contextual-spacing="false" fo:line-height="100%"/>
      <style:text-properties style:font-name="Times New Roman" fo:font-size="10.5pt" fo:font-style="italic" fo:font-weight="bold" officeooo:paragraph-rsid="0046b9b1" style:font-name-asian="Times New Roman2" style:font-size-asian="10.5pt" style:font-style-asian="italic" style:font-weight-asian="bold" style:font-name-complex="Times New Roman2" style:font-size-complex="10.5pt"/>
    </style:style>
    <style:style style:name="P100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</style:style>
    <style:style style:name="P101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37349b" style:font-size-asian="10.5pt" style:font-style-asian="normal" style:font-weight-asian="bold" style:font-size-complex="10.5pt" style:font-weight-complex="bold" style:text-emphasize="none"/>
    </style:style>
    <style:style style:name="P102" style:family="paragraph" style:parent-style-name="Standard">
      <style:paragraph-properties fo:margin-top="0cm" fo:margin-bottom="0cm" loext:contextual-spacing="false" fo:line-height="100%"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43138e" style:font-size-asian="10.5pt" style:font-style-asian="normal" style:font-weight-asian="bold" style:font-size-complex="10.5pt" style:font-weight-complex="bold" style:text-emphasize="none"/>
    </style:style>
    <style:style style:name="P103" style:family="paragraph" style:parent-style-name="Standard">
      <style:paragraph-properties fo:margin-top="0cm" fo:margin-bottom="0cm" loext:contextual-spacing="false" fo:line-height="100%"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47de2e" style:font-size-asian="10.5pt" style:font-style-asian="normal" style:font-weight-asian="bold" style:font-size-complex="10.5pt" style:font-weight-complex="bold" style:text-emphasize="none"/>
    </style:style>
    <style:style style:name="P104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style:use-window-font-color="true" style:font-name="Times New Roman" fo:font-size="14pt" fo:language="uk" fo:country="UA" fo:font-weight="normal" officeooo:paragraph-rsid="0038f09c" style:font-name-asian="Times New Roman" style:font-size-asian="14pt" style:language-asian="uk" style:country-asian="UA" style:font-weight-asian="normal" style:font-name-complex="Times New Roman" style:font-size-complex="14pt" style:language-complex="ar" style:country-complex="SA" style:font-weight-complex="bold"/>
    </style:style>
    <style:style style:name="P105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style:use-window-font-color="true" style:font-name="Liberation Serif" fo:font-size="14pt" fo:language="uk" fo:country="UA" fo:font-weight="normal" officeooo:paragraph-rsid="0038f09c" style:font-name-asian="Times New Roman" style:font-size-asian="14pt" style:language-asian="uk" style:country-asian="UA" style:font-weight-asian="normal" style:font-name-complex="Times New Roman" style:font-size-complex="14pt" style:language-complex="ar" style:country-complex="SA" style:font-weight-complex="bold"/>
    </style:style>
    <style:style style:name="P106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officeooo:paragraph-rsid="00455dae" style:font-name-asian="Times New Roman2" style:font-size-asian="10pt" style:font-style-asian="italic" style:font-weight-asian="bold" style:font-name-complex="Times New Roman2" style:font-size-complex="10pt"/>
    </style:style>
    <style:style style:name="P107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officeooo:paragraph-rsid="0046b9b1" style:font-name-asian="Times New Roman2" style:font-size-asian="10pt" style:font-style-asian="italic" style:font-weight-asian="bold" style:font-name-complex="Times New Roman2" style:font-size-complex="10pt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officeooo:paragraph-rsid="00455dae" style:font-name-asian="Times New Roman2" style:font-size-asian="10pt" style:font-style-asian="italic" style:font-weight-asian="bold" style:font-name-complex="Times New Roman2" style:font-size-complex="10pt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officeooo:paragraph-rsid="0046b9b1" style:font-name-asian="Times New Roman2" style:font-size-asian="10pt" style:font-style-asian="italic" style:font-weight-asian="bold" style:font-name-complex="Times New Roman2" style:font-size-complex="10pt"/>
    </style:style>
    <style:style style:name="P11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847cm" style:auto-text-indent="false"/>
      <style:text-properties fo:font-size="10pt" officeooo:paragraph-rsid="00455dae" style:font-size-asian="10pt" style:font-size-complex="10pt"/>
    </style:style>
    <style:style style:name="P111" style:family="paragraph" style:parent-style-name="Standard">
      <style:paragraph-properties fo:margin-left="0cm" fo:margin-right="0.101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455dae" style:font-name-asian="Times New Roman2" style:font-size-asian="10.5pt" style:font-style-asian="normal" style:font-weight-asian="bold" style:font-name-complex="Times New Roman2" style:font-size-complex="10.5pt" style:font-weight-complex="bold" style:text-emphasize="none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.963cm" style:auto-text-indent="false"/>
      <style:text-properties style:font-name="Times New Roman" fo:font-size="10.5pt" fo:font-style="italic" fo:font-weight="bold" officeooo:rsid="00181cf4" officeooo:paragraph-rsid="0046b9b1" style:font-name-asian="Times New Roman2" style:font-size-asian="10.5pt" style:font-style-asian="italic" style:font-weight-asian="bold" style:font-name-complex="Times New Roman2" style:font-size-complex="10.5pt" style:font-weight-complex="bold"/>
    </style:style>
    <style:style style:name="P113" style:family="paragraph" style:parent-style-name="Table_20_Contents">
      <style:paragraph-properties fo:margin-top="0cm" fo:margin-bottom="0cm" loext:contextual-spacing="false" fo:line-height="100%" fo:text-align="center" style:justify-single-word="false" style:text-autospace="none" style:snap-to-layout-grid="false"/>
      <style:text-properties fo:font-size="10.5pt" fo:font-weight="bold" officeooo:rsid="00181cf4" officeooo:paragraph-rsid="0038f09c" style:font-size-asian="10.5pt" style:font-weight-asian="bold" style:font-size-complex="10.5pt" style:font-weight-complex="bold"/>
    </style:style>
    <style:style style:name="P114" style:family="paragraph" style:parent-style-name="Table_20_Contents">
      <style:paragraph-properties fo:margin-top="0cm" fo:margin-bottom="0cm" loext:contextual-spacing="false" fo:line-height="100%" fo:text-align="start" style:justify-single-word="false" style:text-autospace="none" style:snap-to-layout-grid="false"/>
      <style:text-properties fo:font-size="10.5pt" fo:font-weight="bold" officeooo:rsid="00181cf4" officeooo:paragraph-rsid="0043138e" style:font-size-asian="10.5pt" style:font-weight-asian="bold" style:font-size-complex="10.5pt" style:font-weight-complex="bold"/>
    </style:style>
    <style:style style:name="P115" style:family="paragraph" style:parent-style-name="Table_20_Contents">
      <style:paragraph-properties fo:margin-top="0cm" fo:margin-bottom="0cm" loext:contextual-spacing="false" fo:line-height="100%" fo:text-align="start" style:justify-single-word="false" style:text-autospace="none" style:snap-to-layout-grid="false"/>
      <style:text-properties fo:font-size="10.5pt" fo:font-weight="bold" officeooo:rsid="00181cf4" officeooo:paragraph-rsid="0047de2e" style:font-size-asian="10.5pt" style:font-weight-asian="bold" style:font-size-complex="10.5pt" style:font-weight-complex="bold"/>
    </style:style>
    <style:style style:name="P116" style:family="paragraph" style:parent-style-name="Table_20_Contents">
      <style:paragraph-properties fo:margin-top="0cm" fo:margin-bottom="0cm" loext:contextual-spacing="false" fo:text-align="justify" style:justify-single-word="false" style:text-autospace="non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3d26ae" style:font-size-asian="10.5pt" style:font-style-asian="normal" style:font-weight-asian="normal" style:font-size-complex="10.5pt" style:text-emphasize="none"/>
    </style:style>
    <style:style style:name="P117" style:family="paragraph" style:parent-style-name="Table_20_Contents">
      <style:paragraph-properties fo:text-align="center" style:justify-single-word="false" style:text-autospace="none"/>
      <style:text-properties fo:font-size="10.5pt" fo:font-weight="bold" officeooo:rsid="00181cf4" officeooo:paragraph-rsid="0038f09c" style:font-size-asian="10.5pt" style:font-weight-asian="bold" style:font-size-complex="10.5pt" style:font-weight-complex="bold"/>
    </style:style>
    <style:style style:name="P118" style:family="paragraph" style:parent-style-name="Table_20_Contents">
      <style:paragraph-properties fo:margin-left="0cm" fo:margin-right="-0.002cm" fo:margin-top="0cm" fo:margin-bottom="0cm" loext:contextual-spacing="false" fo:line-height="115%" fo:text-align="justify" style:justify-single-word="false" fo:orphans="2" fo:widows="2" fo:text-indent="0cm" style:auto-text-indent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23c526" officeooo:paragraph-rsid="003e303b" style:font-size-asian="14pt" style:font-style-asian="normal" style:font-weight-asian="normal" style:font-size-complex="14pt" style:text-emphasize="none"/>
    </style:style>
    <style:style style:name="P119" style:family="paragraph" style:parent-style-name="Table_20_Contents">
      <style:paragraph-properties fo:margin-left="0cm" fo:margin-right="-0.002cm" fo:margin-top="0cm" fo:margin-bottom="0cm" loext:contextual-spacing="false" fo:line-height="115%" fo:text-align="justify" style:justify-single-word="false" fo:orphans="2" fo:widows="2" fo:text-indent="0cm" style:auto-text-indent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23c526" officeooo:paragraph-rsid="003ffb42" style:font-size-asian="14pt" style:font-style-asian="normal" style:font-weight-asian="normal" style:font-size-complex="14pt" style:text-emphasize="none"/>
    </style:style>
    <style:style style:name="P120" style:family="paragraph" style:parent-style-name="Table_20_Contents">
      <style:paragraph-properties fo:margin-left="0cm" fo:margin-right="-0.002cm" fo:margin-top="0cm" fo:margin-bottom="0cm" loext:contextual-spacing="false" fo:line-height="115%" fo:text-align="justify" style:justify-single-word="false" fo:orphans="2" fo:widows="2" fo:text-indent="0cm" style:auto-text-indent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rsid="003ffb42" officeooo:paragraph-rsid="003ffb42" style:font-size-asian="14pt" style:font-style-asian="normal" style:font-weight-asian="bold" style:font-size-complex="14pt" style:font-weight-complex="bold" style:text-emphasize="none"/>
    </style:style>
    <style:style style:name="P121" style:family="paragraph" style:parent-style-name="Table_20_Contents">
      <style:paragraph-properties fo:margin-top="0cm" fo:margin-bottom="0.212cm" loext:contextual-spacing="false" fo:text-align="start" style:justify-single-word="false" style:text-autospace="none"/>
      <style:text-properties fo:font-size="10.5pt" fo:font-weight="bold" officeooo:rsid="00181cf4" officeooo:paragraph-rsid="0043138e" style:font-size-asian="10.5pt" style:font-weight-asian="bold" style:font-size-complex="10.5pt" style:font-weight-complex="bold"/>
    </style:style>
    <style:style style:name="P122" style:family="paragraph" style:parent-style-name="Table_20_Contents">
      <style:paragraph-properties fo:margin-top="0cm" fo:margin-bottom="0.212cm" loext:contextual-spacing="false" fo:line-height="100%" fo:text-align="start" style:justify-single-word="false" style:text-autospace="none"/>
      <style:text-properties fo:font-size="10.5pt" fo:font-weight="bold" officeooo:rsid="00181cf4" officeooo:paragraph-rsid="0047de2e" style:font-size-asian="10.5pt" style:font-weight-asian="bold" style:font-size-complex="10.5pt" style:font-weight-complex="bold"/>
    </style:style>
    <style:style style:name="P123" style:family="paragraph" style:parent-style-name="Table_20_Contents">
      <style:paragraph-properties fo:margin-left="0.101cm" fo:margin-right="0.101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0.5pt" fo:font-style="italic" fo:font-weight="bold" officeooo:rsid="00181cf4" officeooo:paragraph-rsid="00455dae" style:font-name-asian="Times New Roman2" style:font-size-asian="10.5pt" style:font-style-asian="italic" style:font-weight-asian="bold" style:font-name-complex="Times New Roman2" style:font-size-complex="10.5pt" style:font-weight-complex="bold"/>
    </style:style>
    <style:style style:name="P124" style:family="paragraph" style:parent-style-name="Table_20_Contents">
      <style:paragraph-properties fo:margin-left="0cm" fo:margin-right="0.101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0.5pt" fo:font-style="italic" fo:font-weight="bold" officeooo:rsid="00181cf4" officeooo:paragraph-rsid="0046b9b1" style:font-name-asian="Times New Roman2" style:font-size-asian="10.5pt" style:font-style-asian="italic" style:font-weight-asian="bold" style:font-name-complex="Times New Roman2" style:font-size-complex="10.5pt" style:font-weight-complex="bold"/>
    </style:style>
    <style:style style:name="P125" style:family="paragraph" style:parent-style-name="Table_20_Contents">
      <style:paragraph-properties fo:margin-left="0cm" fo:margin-right="0.101cm" fo:margin-top="0cm" fo:margin-bottom="0cm" loext:contextual-spacing="false" fo:line-height="100%" fo:text-align="start" style:justify-single-word="false" fo:text-indent="0cm" style:auto-text-indent="false"/>
      <style:text-properties style:font-name="Times New Roman" fo:font-size="10.5pt" fo:font-style="italic" fo:font-weight="bold" officeooo:rsid="00181cf4" officeooo:paragraph-rsid="0046b9b1" style:font-name-asian="Times New Roman2" style:font-size-asian="10.5pt" style:font-style-asian="italic" style:font-weight-asian="bold" style:font-name-complex="Times New Roman2" style:font-size-complex="10.5pt" style:font-weight-complex="bold"/>
    </style:style>
    <style:style style:name="P126" style:family="paragraph" style:parent-style-name="Абзац_20_списка" style:list-style-name="WW8Num1"/>
    <style:style style:name="P127" style:family="paragraph" style:parent-style-name="Абзац_20_списка" style:list-style-name="WW8Num1">
      <style:text-properties fo:color="#000000" style:font-name="Times New Roman" fo:font-size="14pt" fo:language="uk" fo:country="UA" style:font-size-asian="14pt" style:language-asian="uk" style:country-asian="UA" style:font-name-complex="Times New Roman" style:font-size-complex="14pt"/>
    </style:style>
    <style:style style:name="P128" style:family="paragraph" style:parent-style-name="Абзац_20_списка" style:list-style-name="WW8Num1">
      <style:text-properties style:font-name="Times New Roman" fo:font-size="14pt" fo:language="uk" fo:country="UA" style:font-size-asian="14pt" style:font-name-complex="Times New Roman" style:font-size-complex="14pt"/>
    </style:style>
    <style:style style:name="P129" style:family="paragraph" style:parent-style-name="Абзац_20_списка">
      <style:paragraph-properties fo:margin-left="-0.25cm" fo:margin-right="-1.191cm" fo:margin-top="0cm" fo:margin-bottom="0cm" loext:contextual-spacing="true" fo:line-height="100%" fo:text-align="center" style:justify-single-word="false" fo:text-indent="0cm" style:auto-text-indent="false" style:text-autospace="none" style:snap-to-layout-gri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130" style:family="paragraph" style:parent-style-name="Абзац_20_списка">
      <style:paragraph-properties fo:margin-left="-0.25cm" fo:margin-right="-1.191cm" fo:margin-top="0cm" fo:margin-bottom="0cm" loext:contextual-spacing="true" fo:line-height="100%" fo:text-align="center" style:justify-single-word="false" fo:text-indent="0cm" style:auto-text-indent="false" style:text-autospace="none"/>
      <style:text-properties style:font-name="Times New Roman" fo:font-size="14pt" fo:language="uk" fo:country="UA" style:font-size-asian="14pt" style:font-name-complex="Times New Roman" style:font-size-complex="14pt"/>
    </style:style>
    <style:style style:name="P131" style:family="paragraph" style:parent-style-name="Абзац_20_списка">
      <style:paragraph-properties fo:margin-left="0cm" fo:margin-right="0cm" fo:text-align="start" style:justify-single-word="false" fo:text-indent="0cm" style:auto-text-indent="false" style:text-autospace="none"/>
      <style:text-properties style:font-name="Liberation Serif" fo:font-size="12pt" fo:language="uk" fo:country="UA" style:font-size-asian="12pt" style:font-name-complex="Times New Roman" style:font-size-complex="12pt"/>
    </style:style>
    <style:style style:name="P132" style:family="paragraph" style:parent-style-name="Абзац_20_списка">
      <style:paragraph-properties fo:margin-left="0cm" fo:margin-right="-1.191cm" fo:text-align="start" style:justify-single-word="false" fo:text-indent="0cm" style:auto-text-indent="false" style:text-autospace="none"/>
      <style:text-properties style:font-name="Liberation Serif" fo:font-size="12pt" officeooo:rsid="003b0c12" officeooo:paragraph-rsid="003b0c12" style:font-size-asian="12pt" style:font-size-complex="12pt"/>
    </style:style>
    <style:style style:name="P133" style:family="paragraph" style:parent-style-name="Зміст_5f_вимоги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3d26ae" style:font-size-asian="10.5pt" style:font-style-asian="normal" style:font-weight-asian="normal" style:font-size-complex="10.5pt" style:text-emphasize="none"/>
    </style:style>
    <style:style style:name="P134" style:family="paragraph" style:parent-style-name="Зміст_5f_вимоги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6b9b1" style:font-name-asian="Times New Roman2" style:font-size-asian="10.5pt" style:font-style-asian="normal" style:font-weight-asian="normal" style:font-name-complex="Times New Roman2" style:font-size-complex="10.5pt" style:font-weight-complex="bold" style:text-emphasize="none"/>
    </style:style>
    <style:style style:name="P135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 style:text-autospace="none"/>
      <style:text-properties fo:color="#000000" style:text-outline="false" style:text-line-through-style="none" style:text-line-through-type="none" style:font-name="Liberation Serif" fo:font-size="14pt" fo:language="uk" fo:country="UA" fo:font-style="normal" fo:text-shadow="none" style:text-underline-style="none" fo:font-weight="normal" officeooo:rsid="001331e3" officeooo:paragraph-rsid="003d26ae" style:font-size-asian="14pt" style:font-style-asian="normal" style:font-weight-asian="normal" style:font-name-complex="Times New Roman" style:font-size-complex="14pt" style:font-weight-complex="normal" style:text-emphasize="none"/>
    </style:style>
    <style:style style:name="P136" style:family="paragraph" style:parent-style-name="Зміст_5f_вимоги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2361fb" officeooo:paragraph-rsid="003e303b" style:font-size-asian="14pt" style:font-style-asian="normal" style:font-weight-asian="normal" style:font-size-complex="14pt" style:text-emphasize="none"/>
    </style:style>
    <style:style style:name="P137" style:family="paragraph" style:parent-style-name="Зміст_5f_вимоги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2361fb" officeooo:paragraph-rsid="003ffb42" style:font-size-asian="14pt" style:font-style-asian="normal" style:font-weight-asian="normal" style:font-size-complex="14pt" style:text-emphasize="none"/>
    </style:style>
    <style:style style:name="P138" style:family="paragraph" style:parent-style-name="Зміст_5f_вимоги">
      <style:paragraph-properties fo:margin-left="0cm" fo:margin-right="0cm" fo:margin-top="0cm" fo:margin-bottom="0cm" loext:contextual-spacing="false" fo:line-height="100%" fo:orphans="0" fo:widows="0" fo:text-indent="0cm" style:auto-text-indent="false"/>
      <style:text-properties fo:color="#000000" style:font-name="Times New Roman" fo:font-size="10pt" fo:language="uk" fo:country="UA" fo:font-style="italic" fo:font-weight="bold" officeooo:paragraph-rsid="00455dae" style:font-name-asian="Times New Roman2" style:font-size-asian="10pt" style:language-asian="uk" style:country-asian="UA" style:font-style-asian="italic" style:font-weight-asian="bold" style:font-name-complex="Times New Roman2" style:font-size-complex="10pt"/>
    </style:style>
    <style:style style:name="P13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3de8cc" style:font-size-asian="10.5pt" style:font-style-asian="normal" style:font-weight-asian="normal" style:font-size-complex="10.5pt" style:text-emphasize="none"/>
    </style:style>
    <style:style style:name="P14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normal" officeooo:rsid="002361fb" officeooo:paragraph-rsid="003d26ae" style:font-size-asian="10.5pt" style:font-style-asian="normal" style:font-weight-asian="normal" style:font-name-complex="Times New Roman" style:font-size-complex="10.5pt" style:text-emphasize="none"/>
    </style:style>
    <style:style style:name="P141" style:family="paragraph" style:parent-style-name="Зміст_5f_вимоги">
      <style:paragraph-properties fo:line-height="100%"/>
      <style:text-properties fo:font-size="10pt" officeooo:paragraph-rsid="00455dae" style:font-size-asian="10pt" style:font-size-complex="10pt"/>
    </style:style>
    <style:style style:name="P142" style:family="paragraph" style:parent-style-name="Зміст_5f_вимоги">
      <style:paragraph-properties fo:line-height="100%"/>
      <style:text-properties fo:font-size="10pt" officeooo:paragraph-rsid="0046b9b1" style:font-size-asian="10pt" style:font-size-complex="10pt"/>
    </style:style>
    <style:style style:name="P143" style:family="paragraph" style:parent-style-name="Зміст_5f_вимоги">
      <style:text-properties officeooo:paragraph-rsid="0020d573"/>
    </style:style>
    <style:style style:name="P144" style:family="paragraph" style:parent-style-name="Зміст_5f_вимоги">
      <style:paragraph-properties fo:line-height="100%"/>
      <style:text-properties fo:font-size="10.5pt" officeooo:paragraph-rsid="0046b9b1" style:font-size-asian="10.5pt" style:font-size-complex="10.5pt"/>
    </style:style>
    <style:style style:name="P145" style:family="paragraph" style:parent-style-name="Зміст_5f_вимоги">
      <style:paragraph-properties fo:margin-left="0.026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Times New Roman" fo:font-size="10pt" fo:language="uk" fo:country="UA" fo:font-style="italic" fo:font-weight="bold" officeooo:paragraph-rsid="00455dae" style:font-size-asian="10pt" style:language-asian="uk" style:country-asian="UA" style:font-style-asian="italic" style:font-weight-asian="bold" style:font-name-complex="Times New Roman" style:font-size-complex="10pt" style:font-weight-complex="bold"/>
    </style:style>
    <style:style style:name="T1" style:family="text">
      <style:text-properties fo:font-size="14pt" fo:language="uk" fo:country="UA" style:font-size-asian="14pt" style:font-name-complex="Times New Roman" style:font-size-complex="14pt" style:font-style-complex="normal"/>
    </style:style>
    <style:style style:name="T2" style:family="text">
      <style:text-properties fo:font-size="14pt" fo:language="uk" fo:country="UA" officeooo:rsid="002e1b18" style:font-size-asian="14pt" style:font-name-complex="Times New Roman" style:font-size-complex="14pt" style:font-style-complex="normal"/>
    </style:style>
    <style:style style:name="T3" style:family="text">
      <style:text-properties fo:font-size="14pt" fo:language="uk" fo:country="UA" officeooo:rsid="002361fb" style:font-size-asian="14pt" style:font-name-complex="Times New Roman" style:font-size-complex="14pt" style:font-style-complex="normal"/>
    </style:style>
    <style:style style:name="T4" style:family="text">
      <style:text-properties fo:font-size="14pt" fo:language="uk" fo:country="UA" fo:font-style="italic" style:font-size-asian="14pt" style:font-style-asian="italic" style:font-name-complex="Times New Roman" style:font-size-complex="14pt" style:font-style-complex="italic"/>
    </style:style>
    <style:style style:name="T5" style:family="text">
      <style:text-properties fo:font-size="14pt" fo:language="uk" fo:country="UA" fo:font-style="italic" officeooo:rsid="002ee2e5" style:font-size-asian="14pt" style:font-style-asian="italic" style:font-name-complex="Times New Roman" style:font-size-complex="14pt" style:font-style-complex="italic"/>
    </style:style>
    <style:style style:name="T6" style:family="text">
      <style:text-properties fo:font-size="14pt" fo:language="uk" fo:country="UA" fo:font-style="italic" officeooo:rsid="00878bfc" style:font-size-asian="14pt" style:font-style-asian="italic" style:font-name-complex="Times New Roman" style:font-size-complex="14pt" style:font-style-complex="italic"/>
    </style:style>
    <style:style style:name="T7" style:family="text">
      <style:text-properties style:font-name="Times New Roman" fo:font-size="14pt" style:font-size-asian="14pt" style:font-name-complex="Times New Roman" style:font-size-complex="14pt"/>
    </style:style>
    <style:style style:name="T8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T9" style:family="text">
      <style:text-properties style:font-name="Times New Roman" fo:font-size="14pt" fo:language="uk" fo:country="UA" officeooo:rsid="00238152" style:font-size-asian="14pt" style:font-name-complex="Times New Roman" style:font-size-complex="14pt"/>
    </style:style>
    <style:style style:name="T10" style:family="text">
      <style:text-properties style:font-name="Times New Roman" fo:font-size="14pt" fo:language="uk" fo:country="UA" officeooo:rsid="0024a7f3" style:font-size-asian="14pt" style:font-name-complex="Times New Roman" style:font-size-complex="14pt"/>
    </style:style>
    <style:style style:name="T11" style:family="text">
      <style:text-properties style:font-name="Times New Roman" fo:font-size="14pt" fo:language="uk" fo:country="UA" style:font-size-asian="14pt" style:font-name-complex="Times New Roman" style:font-size-complex="14pt" style:font-style-complex="normal"/>
    </style:style>
    <style:style style:name="T12" style:family="text">
      <style:text-properties style:font-name="Times New Roman" fo:font-size="14pt" fo:language="uk" fo:country="UA" officeooo:rsid="0023c526" style:font-size-asian="14pt" style:font-name-complex="Times New Roman" style:font-size-complex="14pt" style:font-style-complex="normal"/>
    </style:style>
    <style:style style:name="T13" style:family="text">
      <style:text-properties style:font-name="Times New Roman" fo:font-size="14pt" fo:language="uk" fo:country="UA" style:font-size-asian="14pt" style:font-name-complex="Times New Roman" style:font-size-complex="14pt" style:font-style-complex="italic" style:font-weight-complex="bold"/>
    </style:style>
    <style:style style:name="T14" style:family="text">
      <style:text-properties style:font-name="Times New Roman" fo:font-size="14pt" fo:language="uk" fo:country="UA" officeooo:rsid="0010dd33" style:font-size-asian="14pt" style:font-name-complex="Times New Roman" style:font-size-complex="14pt"/>
    </style:style>
    <style:style style:name="T15" style:family="text">
      <style:text-properties style:font-name="Times New Roman" fo:font-size="14pt" fo:language="uk" fo:country="UA" officeooo:rsid="00355514" style:font-size-asian="14pt" style:font-name-complex="Times New Roman" style:font-size-complex="14pt"/>
    </style:style>
    <style:style style:name="T16" style:family="text">
      <style:text-properties style:font-name="Times New Roman" fo:font-size="14pt" fo:language="uk" fo:country="UA" officeooo:rsid="0037349b" style:font-size-asian="14pt" style:font-name-complex="Times New Roman" style:font-size-complex="14pt"/>
    </style:style>
    <style:style style:name="T17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18" style:family="text">
      <style:text-properties style:font-name="Times New Roman" fo:font-size="14pt" fo:language="uk" fo:country="UA" officeooo:rsid="00310f2c" style:font-size-asian="14pt" style:font-name-complex="Times New Roman" style:font-size-complex="12pt"/>
    </style:style>
    <style:style style:name="T19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20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T21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 style:font-style-complex="italic" style:font-weight-complex="bold"/>
    </style:style>
    <style:style style:name="T22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2pt"/>
    </style:style>
    <style:style style:name="T23" style:family="text">
      <style:text-properties style:font-name="Times New Roman" fo:font-size="14pt" fo:language="uk" fo:country="UA" fo:font-weight="bold" officeooo:rsid="000f0310" style:font-size-asian="14pt" style:font-weight-asian="bold" style:font-name-complex="Times New Roman" style:font-size-complex="12pt"/>
    </style:style>
    <style:style style:name="T24" style:family="text">
      <style:text-properties style:font-name="Times New Roman" fo:font-size="14pt" fo:language="uk" fo:country="UA" fo:font-weight="bold" style:font-size-asian="14pt" style:language-asian="uk" style:country-asian="UA" style:font-weight-asian="bold" style:font-name-complex="Times New Roman" style:font-size-complex="14pt"/>
    </style:style>
    <style:style style:name="T25" style:family="text">
      <style:text-properties style:font-name="Times New Roman" fo:font-size="14pt" fo:language="uk" fo:country="UA" fo:font-weight="bold" officeooo:rsid="00419106" style:font-size-asian="14pt" style:language-asian="uk" style:country-asian="UA" style:font-weight-asian="bold" style:font-name-complex="Times New Roman" style:font-size-complex="14pt" style:font-style-complex="normal" style:font-weight-complex="bold"/>
    </style:style>
    <style:style style:name="T26" style:family="text">
      <style:text-properties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T27" style:family="text">
      <style:text-properties style:font-name="Times New Roman" fo:font-size="14pt" fo:language="uk" fo:country="UA" fo:font-style="italic" style:font-size-asian="14pt" style:font-style-asian="italic" style:font-name-complex="Times New Roman" style:font-size-complex="14pt" style:font-style-complex="italic"/>
    </style:style>
    <style:style style:name="T28" style:family="text">
      <style:text-properties style:font-name="Times New Roman" fo:font-size="14pt" fo:language="uk" fo:country="UA" fo:font-style="italic" officeooo:rsid="003622d5" style:font-size-asian="14pt" style:font-style-asian="italic" style:font-name-complex="Times New Roman" style:font-size-complex="14pt" style:font-style-complex="italic"/>
    </style:style>
    <style:style style:name="T29" style:family="text">
      <style:text-properties style:font-name="Times New Roman" fo:font-size="14pt" fo:language="uk" fo:country="UA" fo:font-style="italic" officeooo:rsid="0063f0b0" style:font-size-asian="14pt" style:font-style-asian="italic" style:font-name-complex="Times New Roman" style:font-size-complex="14pt" style:font-style-complex="italic"/>
    </style:style>
    <style:style style:name="T30" style:family="text">
      <style:text-properties style:font-name="Times New Roman" fo:font-size="14pt" fo:language="uk" fo:country="UA" fo:font-style="italic" officeooo:rsid="003b965d" style:font-size-asian="14pt" style:font-style-asian="italic" style:font-name-complex="Times New Roman" style:font-size-complex="14pt"/>
    </style:style>
    <style:style style:name="T31" style:family="text">
      <style:text-properties style:font-name="Times New Roman" fo:font-size="14pt" fo:language="uk" fo:country="UA" fo:font-style="italic" style:font-size-asian="14pt" style:language-asian="uk" style:country-asian="UA" style:font-style-asian="italic" style:font-name-complex="Times New Roman" style:font-size-complex="14pt"/>
    </style:style>
    <style:style style:name="T32" style:family="text">
      <style:text-properties style:font-name="Times New Roman" fo:font-size="14pt" fo:language="uk" fo:country="UA" fo:font-style="italic" officeooo:rsid="00419106" style:font-size-asian="14pt" style:language-asian="uk" style:country-asian="UA" style:font-style-asian="italic" style:font-name-complex="Times New Roman" style:font-size-complex="14pt"/>
    </style:style>
    <style:style style:name="T33" style:family="text">
      <style:text-properties style:font-name="Times New Roman" fo:font-size="14pt" fo:language="uk" fo:country="UA" fo:font-style="italic" fo:font-weight="normal" officeooo:rsid="002e1b18" style:font-size-asian="14pt" style:language-asian="uk" style:country-asian="UA" style:font-style-asian="italic" style:font-weight-asian="normal" style:font-name-complex="Times New Roman" style:font-size-complex="14pt" style:font-style-complex="italic"/>
    </style:style>
    <style:style style:name="T34" style:family="text">
      <style:text-properties style:font-name="Times New Roman" fo:font-size="14pt" fo:language="uk" fo:country="UA" fo:font-style="italic" fo:font-weight="normal" officeooo:rsid="0065c7d6" style:font-size-asian="14pt" style:language-asian="uk" style:country-asian="UA" style:font-style-asian="italic" style:font-weight-asian="normal" style:font-name-complex="Times New Roman" style:font-size-complex="14pt" style:font-style-complex="italic"/>
    </style:style>
    <style:style style:name="T35" style:family="text">
      <style:text-properties style:font-name="Times New Roman" fo:font-size="14pt" fo:language="uk" fo:country="UA" fo:font-style="italic" fo:font-weight="normal" officeooo:rsid="00891004" style:font-size-asian="14pt" style:language-asian="uk" style:country-asian="UA" style:font-style-asian="italic" style:font-weight-asian="normal" style:font-name-complex="Times New Roman" style:font-size-complex="14pt" style:font-style-complex="italic"/>
    </style:style>
    <style:style style:name="T36" style:family="text">
      <style:text-properties style:font-name="Times New Roman" fo:font-size="14pt" fo:language="uk" fo:country="UA" fo:font-style="italic" fo:font-weight="normal" officeooo:rsid="003e2202" style:font-size-asian="14pt" style:language-asian="uk" style:country-asian="UA" style:font-style-asian="italic" style:font-weight-asian="normal" style:font-name-complex="Times New Roman" style:font-size-complex="14pt" style:font-style-complex="italic"/>
    </style:style>
    <style:style style:name="T37" style:family="text">
      <style:text-properties style:font-name="Times New Roman" fo:font-size="14pt" fo:language="uk" fo:country="UA" fo:font-weight="normal" style:font-size-asian="14pt" style:language-asian="uk" style:country-asian="UA" style:font-weight-asian="normal" style:font-name-complex="Times New Roman" style:font-size-complex="14pt"/>
    </style:style>
    <style:style style:name="T38" style:family="text">
      <style:text-properties style:font-name="Times New Roman" fo:font-size="14pt" fo:language="uk" fo:country="UA" fo:font-weight="normal" officeooo:rsid="0024a7f3" style:font-size-asian="14pt" style:language-asian="uk" style:country-asian="UA" style:font-weight-asian="normal" style:font-name-complex="Times New Roman" style:font-size-complex="14pt" style:font-weight-complex="normal"/>
    </style:style>
    <style:style style:name="T39" style:family="text">
      <style:text-properties style:font-name="Times New Roman" fo:font-size="14pt" fo:language="uk" fo:country="UA" fo:font-weight="normal" style:font-size-asian="14pt" style:language-asian="uk" style:country-asian="UA" style:font-weight-asian="normal" style:font-name-complex="Times New Roman" style:font-size-complex="14pt" style:font-style-complex="normal"/>
    </style:style>
    <style:style style:name="T40" style:family="text">
      <style:text-properties style:font-name="Times New Roman" fo:font-size="14pt" fo:language="uk" fo:country="UA" fo:font-weight="normal" officeooo:rsid="002e1b18" style:font-size-asian="14pt" style:language-asian="uk" style:country-asian="UA" style:font-weight-asian="normal" style:font-name-complex="Times New Roman" style:font-size-complex="14pt" style:font-style-complex="normal"/>
    </style:style>
    <style:style style:name="T41" style:family="text">
      <style:text-properties style:font-name="Times New Roman" fo:font-size="14pt" fo:language="uk" fo:country="UA" fo:font-weight="normal" officeooo:rsid="0084b05b" style:font-size-asian="14pt" style:language-asian="uk" style:country-asian="UA" style:font-weight-asian="normal" style:font-name-complex="Times New Roman" style:font-size-complex="14pt" style:font-style-complex="normal"/>
    </style:style>
    <style:style style:name="T42" style:family="text">
      <style:text-properties style:font-name="Times New Roman" fo:font-size="14pt" fo:language="uk" fo:country="UA" fo:font-weight="normal" officeooo:rsid="003e2202" style:font-size-asian="14pt" style:language-asian="uk" style:country-asian="UA" style:font-weight-asian="normal" style:font-name-complex="Times New Roman" style:font-size-complex="14pt" style:font-style-complex="normal"/>
    </style:style>
    <style:style style:name="T43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44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45" style:family="text">
      <style:text-properties style:font-name="Times New Roman" fo:font-size="14pt" fo:font-weight="normal" officeooo:rsid="002e1b18" style:font-size-asian="14pt" style:language-asian="uk" style:country-asian="UA" style:font-weight-asian="normal" style:font-name-complex="Times New Roman" style:font-size-complex="14pt"/>
    </style:style>
    <style:style style:name="T46" style:family="text">
      <style:text-properties style:font-name="Times New Roman" fo:font-size="14pt" fo:font-weight="normal" officeooo:rsid="002e1b18" style:font-size-asian="14pt" style:language-asian="uk" style:country-asian="UA" style:font-weight-asian="normal" style:font-name-complex="Times New Roman" style:font-size-complex="14pt" style:font-style-complex="normal"/>
    </style:style>
    <style:style style:name="T47" style:family="text">
      <style:text-properties style:font-name="Times New Roman" fo:font-size="14pt" fo:font-weight="normal" officeooo:rsid="003e2202" style:font-size-asian="14pt" style:language-asian="uk" style:country-asian="UA" style:font-weight-asian="normal" style:font-name-complex="Times New Roman" style:font-size-complex="14pt" style:font-style-complex="normal"/>
    </style:style>
    <style:style style:name="T48" style:family="text">
      <style:text-properties style:font-name="Times New Roman" fo:font-size="14pt" fo:font-style="italic" fo:font-weight="normal" officeooo:rsid="002e1b18" style:font-size-asian="14pt" style:language-asian="uk" style:country-asian="UA" style:font-style-asian="italic" style:font-weight-asian="normal" style:font-name-complex="Times New Roman" style:font-size-complex="14pt" style:font-style-complex="italic"/>
    </style:style>
    <style:style style:name="T49" style:family="text">
      <style:text-properties style:font-name="Times New Roman" fo:font-size="14pt" fo:font-style="italic" fo:font-weight="normal" officeooo:rsid="00891004" style:font-size-asian="14pt" style:language-asian="uk" style:country-asian="UA" style:font-style-asian="italic" style:font-weight-asian="normal" style:font-name-complex="Times New Roman" style:font-size-complex="14pt" style:font-style-complex="italic"/>
    </style:style>
    <style:style style:name="T50" style:family="text">
      <style:text-properties style:font-name="Times New Roman" fo:font-size="14pt" fo:font-style="italic" fo:font-weight="normal" officeooo:rsid="003e2202" style:font-size-asian="14pt" style:language-asian="uk" style:country-asian="UA" style:font-style-asian="italic" style:font-weight-asian="normal" style:font-name-complex="Times New Roman" style:font-size-complex="14pt" style:font-style-complex="italic"/>
    </style:style>
    <style:style style:name="T51" style:family="text"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T52" style:family="text">
      <style:text-properties style:font-name="Times New Roman" fo:font-size="12pt" fo:language="uk" fo:country="UA" fo:font-weight="bold" officeooo:rsid="00283d1a" style:font-size-asian="12pt" style:font-weight-asian="bold" style:font-name-complex="Times New Roman" style:font-size-complex="12pt"/>
    </style:style>
    <style:style style:name="T53" style:family="text">
      <style:text-properties style:font-name="Times New Roman" fo:font-size="12pt" fo:language="uk" fo:country="UA" fo:font-weight="bold" officeooo:rsid="003450df" style:font-size-asian="12pt" style:font-weight-asian="bold" style:font-name-complex="Times New Roman" style:font-size-complex="12pt"/>
    </style:style>
    <style:style style:name="T54" style:family="text">
      <style:text-properties style:font-name="Times New Roman" fo:font-size="12pt" fo:language="uk" fo:country="UA" fo:font-weight="bold" style:font-size-asian="12pt" style:language-asian="uk" style:country-asian="UA" style:font-weight-asian="bold" style:font-name-complex="Times New Roman" style:font-size-complex="12pt"/>
    </style:style>
    <style:style style:name="T55" style:family="text">
      <style:text-properties style:font-name="Times New Roman" fo:font-size="12pt" fo:language="uk" fo:country="UA" fo:font-weight="bold" style:font-name-asian="Times New Roman2" style:font-size-asian="12pt" style:language-asian="uk" style:country-asian="UA" style:font-weight-asian="bold" style:font-name-complex="Times New Roman2" style:font-size-complex="12pt" style:font-weight-complex="bold"/>
    </style:style>
    <style:style style:name="T56" style:family="text">
      <style:text-properties style:font-name="Times New Roman" fo:font-size="12pt" fo:language="uk" fo:country="UA" fo:font-weight="bold" officeooo:rsid="00181cf4" style:font-name-asian="Times New Roman2" style:font-size-asian="12pt" style:language-asian="uk" style:country-asian="UA" style:font-weight-asian="bold" style:font-name-complex="Times New Roman2" style:font-size-complex="12pt" style:font-weight-complex="bold"/>
    </style:style>
    <style:style style:name="T57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58" style:family="text">
      <style:text-properties style:font-name="Times New Roman" fo:font-size="12pt" fo:language="uk" fo:country="UA" officeooo:rsid="003450df" style:font-size-asian="12pt" style:font-name-complex="Times New Roman" style:font-size-complex="12pt"/>
    </style:style>
    <style:style style:name="T59" style:family="text">
      <style:text-properties style:font-name="Times New Roman" fo:font-size="12pt" fo:language="uk" fo:country="UA" style:font-size-asian="12pt" style:language-asian="uk" style:country-asian="UA" style:font-name-complex="Times New Roman" style:font-size-complex="12pt"/>
    </style:style>
    <style:style style:name="T60" style:family="text">
      <style:text-properties style:font-name="Times New Roman" fo:font-size="12pt" fo:language="uk" fo:country="UA" officeooo:rsid="00283d1a" style:font-size-asian="12pt" style:language-asian="uk" style:country-asian="UA" style:font-name-complex="Times New Roman" style:font-size-complex="12pt"/>
    </style:style>
    <style:style style:name="T61" style:family="text">
      <style:text-properties style:font-name="Times New Roman" fo:font-size="12pt" fo:language="uk" fo:country="UA" style:font-name-asian="Times New Roman2" style:font-size-asian="12pt" style:language-asian="uk" style:country-asian="UA" style:font-name-complex="Times New Roman2" style:font-size-complex="12pt"/>
    </style:style>
    <style:style style:name="T62" style:family="text">
      <style:text-properties style:font-name="Times New Roman" fo:font-size="12pt" fo:language="uk" fo:country="UA" officeooo:rsid="00181cf4" style:font-name-asian="Times New Roman2" style:font-size-asian="12pt" style:language-asian="uk" style:country-asian="UA" style:font-name-complex="Times New Roman2" style:font-size-complex="12pt"/>
    </style:style>
    <style:style style:name="T63" style:family="text">
      <style:text-properties style:font-name="Times New Roman" fo:font-size="12pt" fo:letter-spacing="-0.011cm" fo:language="uk" fo:country="UA" style:font-size-asian="12pt" style:font-name-complex="Times New Roman" style:font-size-complex="12pt" style:font-weight-complex="bold"/>
    </style:style>
    <style:style style:name="T64" style:family="text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T65" style:family="text">
      <style:text-properties style:font-name="Times New Roman" officeooo:rsid="00117476" style:font-name-complex="Times New Roman" style:font-size-complex="14pt"/>
    </style:style>
    <style:style style:name="T66" style:family="text">
      <style:text-properties style:font-name="Times New Roman" fo:font-size="10.5pt" fo:language="uk" fo:country="UA" fo:font-weight="bold" officeooo:rsid="00181cf4" style:font-size-asian="10.5pt" style:language-asian="uk" style:country-asian="UA" style:font-weight-asian="bold" style:font-name-complex="Times New Roman" style:font-size-complex="10.5pt" style:font-weight-complex="bold"/>
    </style:style>
    <style:style style:name="T67" style:family="text">
      <style:text-properties style:font-name="Times New Roman" fo:font-size="10.5pt" fo:language="uk" fo:country="UA" fo:font-weight="bold" officeooo:rsid="007055ea" style:font-size-asian="10.5pt" style:language-asian="uk" style:country-asian="UA" style:font-weight-asian="bold" style:font-name-complex="Times New Roman" style:font-size-complex="10.5pt" style:font-weight-complex="bold"/>
    </style:style>
    <style:style style:name="T68" style:family="text">
      <style:text-properties style:font-name="Times New Roman" fo:font-size="10.5pt" fo:language="uk" fo:country="UA" fo:font-weight="bold" officeooo:rsid="0063f0b0" style:font-size-asian="10.5pt" style:language-asian="uk" style:country-asian="UA" style:font-weight-asian="bold" style:font-name-complex="Times New Roman" style:font-size-complex="10.5pt" style:font-weight-complex="bold"/>
    </style:style>
    <style:style style:name="T69" style:family="text">
      <style:text-properties style:font-name="Times New Roman" fo:font-size="10.5pt" fo:language="uk" fo:country="UA" fo:font-weight="bold" officeooo:rsid="00181cf4" style:font-name-asian="Times New Roman2" style:font-size-asian="10.5pt" style:language-asian="uk" style:country-asian="UA" style:font-weight-asian="bold" style:font-name-complex="Times New Roman2" style:font-size-complex="10.5pt" style:font-weight-complex="bold"/>
    </style:style>
    <style:style style:name="T70" style:family="text">
      <style:text-properties style:font-name="Times New Roman" fo:font-size="10.5pt" fo:language="uk" fo:country="UA" fo:font-style="italic" fo:font-weight="bold" style:font-name-asian="Times New Roman2" style:font-size-asian="10.5pt" style:language-asian="uk" style:country-asian="UA" style:font-style-asian="italic" style:font-weight-asian="bold" style:font-name-complex="Times New Roman" style:font-size-complex="10.5pt" style:font-weight-complex="bold"/>
    </style:style>
    <style:style style:name="T71" style:family="text">
      <style:text-properties style:font-name="Times New Roman" fo:font-size="10.5pt" fo:language="uk" fo:country="UA" fo:font-style="italic" fo:font-weight="bold" style:font-name-asian="Times New Roman2" style:font-size-asian="10.5pt" style:language-asian="uk" style:country-asian="UA" style:font-style-asian="italic" style:font-weight-asian="bold" style:font-name-complex="Times New Roman2" style:font-size-complex="10.5pt" style:font-weight-complex="bold"/>
    </style:style>
    <style:style style:name="T72" style:family="text">
      <style:text-properties style:font-name="Times New Roman" fo:font-style="italic" style:font-name-asian="Times New Roman2" style:font-style-asian="italic" style:font-name-complex="Times New Roman2"/>
    </style:style>
    <style:style style:name="T73" style:family="text">
      <style:text-properties style:font-name="Times New Roman" fo:font-size="10pt" fo:language="uk" fo:country="UA" fo:font-style="italic" fo:font-weight="bold" style:font-name-asian="Times New Roman2" style:font-size-asian="10pt" style:language-asian="uk" style:country-asian="UA" style:font-style-asian="italic" style:font-weight-asian="bold" style:font-name-complex="Times New Roman2" style:font-size-complex="10pt" style:font-weight-complex="bold"/>
    </style:style>
    <style:style style:name="T74" style:family="text">
      <style:text-properties style:font-name="Times New Roman" style:font-name-asian="Times New Roman2" style:font-name-complex="Times New Roman2"/>
    </style:style>
    <style:style style:name="T75" style:family="text">
      <style:text-properties fo:language="uk" fo:country="UA" officeooo:rsid="002e1b18" style:font-name-complex="Times New Roman" style:font-style-complex="normal"/>
    </style:style>
    <style:style style:name="T76" style:family="text">
      <style:text-properties fo:language="uk" fo:country="UA" officeooo:rsid="002e1b18" style:font-name-complex="Times New Roman"/>
    </style:style>
    <style:style style:name="T77" style:family="text">
      <style:text-properties fo:font-weight="bold" style:font-weight-asian="bold"/>
    </style:style>
    <style:style style:name="T78" style:family="text">
      <style:text-properties fo:font-style="italic" style:font-style-asian="italic"/>
    </style:style>
    <style:style style:name="T79" style:family="text">
      <style:text-properties fo:font-style="italic" officeooo:rsid="003622d5" style:font-style-asian="italic" style:font-style-complex="italic"/>
    </style:style>
    <style:style style:name="T80" style:family="text">
      <style:text-properties fo:font-style="italic" officeooo:rsid="003622d5" style:font-style-asian="italic" style:font-style-complex="italic" style:font-weight-complex="normal"/>
    </style:style>
    <style:style style:name="T81" style:family="text">
      <style:text-properties fo:font-style="italic" officeooo:rsid="003b965d" style:font-style-asian="italic" style:font-style-complex="italic" style:font-weight-complex="normal"/>
    </style:style>
    <style:style style:name="T82" style:family="text">
      <style:text-properties fo:font-style="italic" officeooo:rsid="003b965d" style:font-style-asian="italic" style:font-style-complex="italic"/>
    </style:style>
    <style:style style:name="T83" style:family="text">
      <style:text-properties fo:font-style="italic" officeooo:rsid="002ee2e5" style:font-style-asian="italic" style:font-style-complex="italic"/>
    </style:style>
    <style:style style:name="T84" style:family="text">
      <style:text-properties fo:font-style="italic" officeooo:rsid="00878bfc" style:font-style-asian="italic" style:font-style-complex="italic"/>
    </style:style>
    <style:style style:name="T85" style:family="text">
      <style:text-properties fo:font-style="italic" officeooo:rsid="002e1b18" style:font-style-asian="italic" style:font-style-complex="italic"/>
    </style:style>
    <style:style style:name="T86" style:family="text">
      <style:text-properties fo:font-style="italic" officeooo:rsid="0084e73d" style:font-style-asian="italic" style:font-style-complex="italic"/>
    </style:style>
    <style:style style:name="T87" style:family="text">
      <style:text-properties fo:font-style="italic" officeooo:rsid="008adda3" style:font-style-asian="italic" style:font-style-complex="italic"/>
    </style:style>
    <style:style style:name="T88" style:family="text">
      <style:text-properties fo:font-style="italic" officeooo:rsid="00864192" style:font-style-asian="italic" style:font-style-complex="italic"/>
    </style:style>
    <style:style style:name="T89" style:family="text">
      <style:text-properties fo:font-style="italic" officeooo:rsid="003e303b" style:font-style-asian="italic" style:font-style-complex="italic"/>
    </style:style>
    <style:style style:name="T90" style:family="text">
      <style:text-properties fo:font-style="italic" officeooo:rsid="003ffb42" style:font-style-asian="italic" style:font-style-complex="italic"/>
    </style:style>
    <style:style style:name="T91" style:family="text">
      <style:text-properties fo:font-style="italic" officeooo:rsid="00871d76" style:font-style-asian="italic" style:font-style-complex="italic"/>
    </style:style>
    <style:style style:name="T92" style:family="text">
      <style:text-properties fo:font-style="italic" officeooo:rsid="008b4bd2" style:font-style-asian="italic" style:font-style-complex="italic"/>
    </style:style>
    <style:style style:name="T93" style:family="text">
      <style:text-properties fo:color="#000000" style:font-name="Times New Roman" fo:font-size="14pt" fo:language="uk" fo:country="UA" style:font-size-asian="14pt" style:font-name-complex="Times New Roman" style:font-size-complex="14pt"/>
    </style:style>
    <style:style style:name="T9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9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9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347e25" style:font-style-asian="normal" style:font-weight-asian="bold" style:text-emphasize="none"/>
    </style:style>
    <style:style style:name="T9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dbb2d" style:font-style-asian="normal" style:font-weight-asian="bold" style:text-emphasize="none"/>
    </style:style>
    <style:style style:name="T9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47de2e" style:font-style-asian="normal" style:font-weight-asian="bold" style:text-emphasize="none"/>
    </style:style>
    <style:style style:name="T99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bold" officeooo:rsid="001331e3" style:font-size-asian="10.5pt" style:language-asian="uk" style:country-asian="UA" style:font-style-asian="normal" style:font-weight-asian="bold" style:font-name-complex="Times New Roman" style:font-size-complex="10.5pt" style:font-weight-complex="bold" style:text-emphasize="none"/>
    </style:style>
    <style:style style:name="T100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bold" officeooo:rsid="004bcbd5" style:font-size-asian="10.5pt" style:language-asian="uk" style:country-asian="UA" style:font-style-asian="normal" style:font-weight-asian="bold" style:font-name-complex="Times New Roman" style:font-size-complex="10.5pt" style:font-weight-complex="bold" style:text-emphasize="none"/>
    </style:style>
    <style:style style:name="T101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bold" officeooo:rsid="00181cf4" style:font-size-asian="10.5pt" style:language-asian="uk" style:country-asian="UA" style:font-style-asian="normal" style:font-weight-asian="bold" style:font-name-complex="Times New Roman" style:font-size-complex="10.5pt" style:font-weight-complex="bold" style:text-emphasize="none"/>
    </style:style>
    <style:style style:name="T102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bold" officeooo:rsid="0076c6f2" style:font-size-asian="10.5pt" style:language-asian="uk" style:country-asian="UA" style:font-style-asian="normal" style:font-weight-asian="bold" style:font-name-complex="Times New Roman" style:font-size-complex="10.5pt" style:font-weight-complex="bold" style:text-emphasize="none"/>
    </style:style>
    <style:style style:name="T103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bold" officeooo:rsid="001331e3" style:font-name-asian="Times New Roman2" style:font-size-asian="10.5pt" style:language-asian="uk" style:country-asian="UA" style:font-style-asian="normal" style:font-weight-asian="bold" style:font-name-complex="Times New Roman2" style:font-size-complex="10.5pt" style:font-weight-complex="bold" style:text-emphasize="none"/>
    </style:style>
    <style:style style:name="T104" style:family="text">
      <style:text-properties fo:color="#000000" style:text-outline="false" style:text-line-through-style="none" style:text-line-through-type="none" style:font-name="Times New Roman" fo:font-size="12pt" fo:language="uk" fo:country="UA" fo:font-style="normal" fo:text-shadow="none" style:text-underline-style="none" fo:font-weight="bold" officeooo:rsid="001331e3" style:font-name-asian="Times New Roman2" style:font-size-asian="12pt" style:language-asian="uk" style:country-asian="UA" style:font-style-asian="normal" style:font-weight-asian="bold" style:font-name-complex="Times New Roman2" style:font-size-complex="12pt" style:font-weight-complex="bold" style:text-emphasize="none"/>
    </style:style>
    <style:style style:name="T105" style:family="text">
      <style:text-properties fo:color="#000000"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officeooo:rsid="003622d5" style:font-size-asian="14pt" style:font-style-asian="normal" style:font-weight-asian="normal" style:font-name-complex="Times New Roman" style:font-size-complex="14pt" style:font-style-complex="normal" style:font-weight-complex="normal" style:text-emphasize="none"/>
    </style:style>
    <style:style style:name="T106" style:family="text">
      <style:text-properties fo:color="#000000"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officeooo:rsid="002e1b18" style:font-size-asian="14pt" style:font-style-asian="normal" style:font-weight-asian="normal" style:font-name-complex="Times New Roman" style:font-size-complex="14pt" style:font-style-complex="normal" style:font-weight-complex="normal" style:text-emphasize="none"/>
    </style:style>
    <style:style style:name="T107" style:family="text">
      <style:text-properties fo:color="#000000"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officeooo:rsid="002e1b18" style:font-size-asian="14pt" style:font-style-asian="normal" style:font-weight-asian="normal" style:font-name-complex="Times New Roman" style:font-size-complex="14pt" style:font-style-complex="normal" style:text-emphasize="none"/>
    </style:style>
    <style:style style:name="T108" style:family="text">
      <style:text-properties fo:color="#000000"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officeooo:rsid="003622d5" style:font-size-asian="14pt" style:font-style-asian="normal" style:font-weight-asian="normal" style:font-name-complex="Times New Roman" style:font-size-complex="14pt" style:font-weight-complex="normal" style:text-emphasize="none"/>
    </style:style>
    <style:style style:name="T109" style:family="text">
      <style:text-properties fo:color="#000000" style:text-outline="false" style:text-line-through-style="none" style:text-line-through-type="none" style:font-name="Times New Roman" fo:font-size="14pt" fo:language="uk" fo:country="UA" fo:font-style="italic" fo:text-shadow="none" style:text-underline-style="none" fo:font-weight="normal" officeooo:rsid="003622d5" style:font-size-asian="14pt" style:font-style-asian="italic" style:font-weight-asian="normal" style:font-name-complex="Times New Roman" style:font-size-complex="14pt" style:font-style-complex="italic" style:font-weight-complex="normal" style:text-emphasize="none"/>
    </style:style>
    <style:style style:name="T110" style:family="text">
      <style:text-properties fo:color="#000000" style:text-outline="false" style:text-line-through-style="none" style:text-line-through-type="none" style:font-name="Times New Roman" fo:font-size="14pt" fo:language="uk" fo:country="UA" fo:font-style="italic" fo:text-shadow="none" style:text-underline-style="none" fo:font-weight="normal" officeooo:rsid="0063f0b0" style:font-size-asian="14pt" style:font-style-asian="italic" style:font-weight-asian="normal" style:font-name-complex="Times New Roman" style:font-size-complex="14pt" style:font-style-complex="italic" style:font-weight-complex="normal" style:text-emphasize="none"/>
    </style:style>
    <style:style style:name="T111" style:family="text">
      <style:text-properties fo:color="#000000"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112" style:family="text">
      <style:text-properties fo:color="#000000" style:text-outline="false" style:text-line-through-style="none" style:text-line-through-type="none" fo:font-size="10pt" fo:text-shadow="none" style:text-underline-style="none" fo:font-weight="normal" officeooo:rsid="0023c526" style:font-size-asian="10pt" style:font-weight-asian="normal" style:font-size-complex="10pt" style:text-emphasize="none"/>
    </style:style>
    <style:style style:name="T113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23c526" style:font-size-asian="10pt" style:font-style-asian="normal" style:font-weight-asian="normal" style:font-size-complex="10pt" style:text-emphasize="none"/>
    </style:style>
    <style:style style:name="T114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23c526" style:font-name-asian="Calibri1" style:font-size-asian="10pt" style:font-style-asian="normal" style:font-weight-asian="normal" style:font-size-complex="10pt" style:text-emphasize="none"/>
    </style:style>
    <style:style style:name="T115" style:family="text">
      <style:text-properties officeooo:rsid="000f0310"/>
    </style:style>
    <style:style style:name="T116" style:family="text">
      <style:text-properties officeooo:rsid="0010dd33"/>
    </style:style>
    <style:style style:name="T117" style:family="text">
      <style:text-properties officeooo:rsid="001ed677"/>
    </style:style>
    <style:style style:name="T118" style:family="text">
      <style:text-properties officeooo:rsid="002e1b18" style:font-style-complex="normal"/>
    </style:style>
    <style:style style:name="T119" style:family="text">
      <style:text-properties officeooo:rsid="002ee2e5" style:font-style-complex="normal"/>
    </style:style>
    <style:style style:name="T120" style:family="text">
      <style:text-properties officeooo:rsid="003d26ae" style:font-style-complex="normal"/>
    </style:style>
    <style:style style:name="T121" style:family="text">
      <style:text-properties officeooo:rsid="003ffb42" style:font-style-complex="normal"/>
    </style:style>
    <style:style style:name="T122" style:family="text">
      <style:text-properties officeooo:rsid="003622d5"/>
    </style:style>
    <style:style style:name="T123" style:family="text">
      <style:text-properties officeooo:rsid="0060522a" style:font-weight-complex="normal"/>
    </style:style>
    <style:style style:name="T124" style:family="text">
      <style:text-properties officeooo:rsid="005ef863"/>
    </style:style>
    <style:style style:name="T125" style:family="text">
      <style:text-properties style:font-size-complex="14pt"/>
    </style:style>
    <style:style style:name="T126" style:family="text">
      <style:text-properties style:use-window-font-color="true" style:font-name="Times New Roman" fo:font-size="14pt" fo:language="uk" fo:country="UA" officeooo:rsid="00310f2c" style:font-name-asian="Times New Roman" style:font-size-asian="14pt" style:font-name-complex="Times New Roman" style:font-size-complex="14pt" style:language-complex="ar" style:country-complex="SA" style:font-style-complex="italic" style:font-weight-complex="bold"/>
    </style:style>
    <style:style style:name="T127" style:family="text">
      <style:text-properties style:use-window-font-color="true" style:font-name="Times New Roman" fo:font-size="14pt" fo:language="uk" fo:country="UA" officeooo:rsid="0024a7f3" style:font-name-asian="Times New Roman" style:font-size-asian="14pt" style:font-name-complex="Times New Roman" style:font-size-complex="14pt" style:language-complex="ar" style:country-complex="SA"/>
    </style:style>
    <style:style style:name="T128" style:family="text">
      <style:text-properties style:use-window-font-color="true" style:font-name="Times New Roman" fo:font-size="14pt" fo:language="uk" fo:country="UA" officeooo:rsid="005bc6ae" style:font-name-asian="Times New Roman" style:font-size-asian="14pt" style:font-name-complex="Times New Roman" style:font-size-complex="12pt" style:language-complex="ar" style:country-complex="SA"/>
    </style:style>
    <style:style style:name="T129" style:family="text">
      <style:text-properties style:use-window-font-color="true" style:font-name="Times New Roman" fo:font-size="14pt" fo:language="uk" fo:country="UA" officeooo:rsid="00464a7d" style:font-name-asian="Times New Roman" style:font-size-asian="14pt" style:font-name-complex="Times New Roman" style:font-size-complex="12pt" style:language-complex="ar" style:country-complex="SA"/>
    </style:style>
    <style:style style:name="T130" style:family="text">
      <style:text-properties style:use-window-font-color="true" style:font-name="Times New Roman" fo:font-size="14pt" fo:language="uk" fo:country="UA" fo:font-weight="bold" officeooo:rsid="001d6d68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131" style:family="text">
      <style:text-properties style:use-window-font-color="true" style:font-name="Times New Roman" fo:font-size="14pt" fo:language="uk" fo:country="UA" fo:font-weight="bold" officeooo:rsid="005bc6ae" style:font-name-asian="Times New Roman" style:font-size-asian="14pt" style:font-weight-asian="bold" style:font-name-complex="Times New Roman" style:font-size-complex="12pt" style:language-complex="ar" style:country-complex="SA"/>
    </style:style>
    <style:style style:name="T132" style:family="text">
      <style:text-properties style:use-window-font-color="true" style:font-name="Times New Roman" fo:font-size="14pt" fo:language="uk" fo:country="UA" fo:font-weight="bold" officeooo:rsid="00310f2c" style:font-name-asian="Times New Roman" style:font-size-asian="14pt" style:font-weight-asian="bold" style:font-name-complex="Times New Roman" style:font-size-complex="12pt" style:language-complex="ar" style:country-complex="SA"/>
    </style:style>
    <style:style style:name="T133" style:family="text">
      <style:text-properties fo:font-size="12pt" style:font-size-asian="12pt"/>
    </style:style>
    <style:style style:name="T134" style:family="text">
      <style:text-properties fo:font-size="12pt" officeooo:rsid="007492e0" style:font-size-asian="12pt"/>
    </style:style>
    <style:style style:name="T135" style:family="text">
      <style:text-properties fo:font-size="12pt" officeooo:rsid="0014585f" style:font-size-asian="12pt"/>
    </style:style>
    <style:style style:name="T136" style:family="text">
      <style:text-properties fo:font-size="12pt" style:font-size-asian="12pt" style:font-size-complex="12pt"/>
    </style:style>
    <style:style style:name="T137" style:family="text">
      <style:text-properties officeooo:rsid="003450df"/>
    </style:style>
    <style:style style:name="T138" style:family="text">
      <style:text-properties officeooo:rsid="0037349b"/>
    </style:style>
    <style:style style:name="T139" style:family="text">
      <style:text-properties officeooo:rsid="0076c6f2"/>
    </style:style>
    <style:style style:name="T140" style:family="text">
      <style:text-properties officeooo:rsid="007055ea"/>
    </style:style>
    <style:style style:name="T141" style:family="text">
      <style:text-properties officeooo:rsid="008ff984"/>
    </style:style>
    <style:style style:name="T142" style:family="text">
      <style:text-properties style:font-name="Liberation Serif" fo:font-size="14pt" officeooo:rsid="0038f09c" style:font-size-asian="14pt" style:font-size-complex="14pt"/>
    </style:style>
    <style:style style:name="T143" style:family="text">
      <style:text-properties style:font-name="Liberation Serif" fo:font-size="14pt" fo:language="uk" fo:country="UA" fo:font-weight="normal" officeooo:rsid="0084b05b" style:font-size-asian="14pt" style:language-asian="uk" style:country-asian="UA" style:font-weight-asian="normal" style:font-name-complex="Times New Roman" style:font-size-complex="14pt" style:font-style-complex="normal"/>
    </style:style>
    <style:style style:name="T144" style:family="text">
      <style:text-properties style:font-name="Liberation Serif" fo:font-size="14pt" fo:language="uk" fo:country="UA" fo:font-weight="normal" officeooo:rsid="003e2202" style:font-size-asian="14pt" style:language-asian="uk" style:country-asian="UA" style:font-weight-asian="normal" style:font-name-complex="Times New Roman" style:font-size-complex="14pt" style:font-style-complex="normal"/>
    </style:style>
    <style:style style:name="T145" style:family="text">
      <style:text-properties style:font-name="Liberation Serif" fo:font-size="14pt" fo:language="uk" fo:country="UA" fo:font-weight="normal" officeooo:rsid="002e1b18" style:font-size-asian="14pt" style:language-asian="uk" style:country-asian="UA" style:font-weight-asian="normal" style:font-name-complex="Times New Roman" style:font-size-complex="14pt"/>
    </style:style>
    <style:style style:name="T146" style:family="text">
      <style:text-properties style:font-name="Liberation Serif" fo:font-size="14pt" fo:language="uk" fo:country="UA" fo:font-style="italic" fo:font-weight="normal" officeooo:rsid="002e1b18" style:font-size-asian="14pt" style:language-asian="uk" style:country-asian="UA" style:font-style-asian="italic" style:font-weight-asian="normal" style:font-name-complex="Times New Roman" style:font-size-complex="14pt" style:font-style-complex="italic"/>
    </style:style>
    <style:style style:name="T147" style:family="text">
      <style:text-properties style:font-name="Liberation Serif" fo:font-size="14pt" fo:language="uk" fo:country="UA" fo:font-style="italic" fo:font-weight="normal" officeooo:rsid="00891004" style:font-size-asian="14pt" style:language-asian="uk" style:country-asian="UA" style:font-style-asian="italic" style:font-weight-asian="normal" style:font-name-complex="Times New Roman" style:font-size-complex="14pt" style:font-style-complex="italic"/>
    </style:style>
    <style:style style:name="T148" style:family="text">
      <style:text-properties style:font-name="Liberation Serif" fo:font-size="14pt" fo:language="uk" fo:country="UA" fo:font-style="italic" fo:font-weight="normal" officeooo:rsid="003e2202" style:font-size-asian="14pt" style:language-asian="uk" style:country-asian="UA" style:font-style-asian="italic" style:font-weight-asian="normal" style:font-name-complex="Times New Roman" style:font-size-complex="14pt" style:font-style-complex="italic"/>
    </style:style>
    <style:style style:name="T149" style:family="text">
      <style:text-properties officeooo:rsid="002e1b18"/>
    </style:style>
    <style:style style:name="T150" style:family="text">
      <style:text-properties officeooo:rsid="002e1b18" style:font-name-asian="Times New Roman2" style:font-name-complex="Times New Roman2"/>
    </style:style>
    <style:style style:name="T151" style:family="text">
      <style:text-properties officeooo:rsid="002e1b18" style:font-name-asian="Times New Roman2" style:font-name-complex="Times New Roman2" style:font-style-complex="normal"/>
    </style:style>
    <style:style style:name="T152" style:family="text">
      <style:text-properties officeooo:rsid="00419106"/>
    </style:style>
    <style:style style:name="T153" style:family="text">
      <style:text-properties fo:language="ru" fo:country="RU"/>
    </style:style>
    <style:style style:name="T154" style:family="text">
      <style:text-properties style:text-underline-style="solid" style:text-underline-width="auto" style:text-underline-color="font-color"/>
    </style:style>
    <style:style style:name="T155" style:family="text">
      <style:text-properties officeooo:rsid="00455dae"/>
    </style:style>
    <style:style style:name="T156" style:family="text">
      <style:text-properties style:text-outline="false" style:text-line-through-style="none" style:text-line-through-type="none" style:font-name="Times New Roman" fo:font-size="10pt" fo:text-shadow="none" style:text-underline-style="none" fo:font-weight="normal" officeooo:rsid="0023c526" style:font-name-asian="Times New Roman2" style:font-size-asian="10pt" style:font-weight-asian="normal" style:font-name-complex="Times New Roman2" style:font-size-complex="10pt" style:font-weight-complex="bold" style:text-emphasize="none"/>
    </style:style>
    <style:style style:name="T157" style:family="text">
      <style:text-properties style:text-outline="false" style:text-line-through-style="none" style:text-line-through-type="none" style:font-name="Times New Roman" fo:font-size="10pt" fo:font-style="normal" fo:text-shadow="none" style:text-underline-style="none" fo:font-weight="normal" officeooo:rsid="0023c526" style:font-name-asian="Times New Roman2" style:font-size-asian="10pt" style:font-style-asian="normal" style:font-weight-asian="normal" style:font-name-complex="Times New Roman2" style:font-size-complex="10pt" style:font-weight-complex="bold" style:text-emphasize="none"/>
    </style:style>
    <style:style style:name="T158" style:family="text">
      <style:text-properties officeooo:rsid="0047de2e"/>
    </style:style>
    <style:style style:name="T159" style:family="text">
      <style:text-properties officeooo:rsid="004a8c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<text:tab/>ПОГОДЖЕНО<text:tab/><text:tab/><text:tab/><text:tab/><text:tab/><text:tab/><text:tab/><text:tab/><text:tab/><text:tab/>ЗАТВЕРДЖЕНО</text:p>
      <text:p text:style-name="P4"><text:span text:style-name="T115"><text:tab/>Заступник</text:span> директора _________ М.В. Савіна<text:tab/><text:tab/><text:tab/><text:tab/><text:tab/><text:span text:style-name="T115">Д</text:span>иректор <text:span text:style-name="T115">школи</text:span> ____________ Л.М. Воробйов</text:p>
      <text:p text:style-name="P79"><text:span text:style-name="T17"><text:tab/>____________ 201</text:span><text:span text:style-name="T18">9</text:span><text:span text:style-name="T17"> р.<text:tab/><text:tab/><text:tab/><text:tab/><text:tab/><text:tab/><text:tab/><text:tab/><text:tab/>_____________ 201</text:span><text:span text:style-name="T128">9</text:span><text:span text:style-name="T17"> р.</text:span></text:p>
      <text:p text:style-name="P79"><text:span text:style-name="T13"><text:tab/>____________ 20</text:span><text:span text:style-name="T126">20</text:span><text:span text:style-name="T13"> р.<text:tab/><text:tab/><text:tab/><text:tab/><text:tab/><text:tab/><text:tab/><text:tab/><text:tab/>_____________ 20</text:span><text:span text:style-name="T126">20</text:span><text:span text:style-name="T13"> р.</text:span></text:p>
      <text:p text:style-name="P3"/>
      <text:p text:style-name="P39">Календарно-тематичне планування<text:line-break/>з Інформатики для індивідуального навчання </text:p>
      <text:p text:style-name="P31"><text:span text:style-name="T20">учня <text:s/></text:span><text:span text:style-name="T130">8</text:span><text:span text:style-name="T20">-В класу </text:span><text:span text:style-name="T43">Карапетрова Олександра</text:span><text:span text:style-name="T20"><text:line-break/></text:span><text:span text:style-name="T23">в</text:span><text:span text:style-name="T22">читель Трубіцина А.Л.</text:span></text:p>
      <text:p text:style-name="P31"><text:span text:style-name="T22">201</text:span><text:span text:style-name="T131">9</text:span><text:span text:style-name="T22">-20</text:span><text:span text:style-name="T132">20</text:span><text:span text:style-name="T22"> н.р.</text:span><text:span text:style-name="T8"><text:line-break/></text:span></text:p>
      <text:p text:style-name="P5">Джерело: Програма для загальноосвітніх навчальних закладів.</text:p>
      <text:p text:style-name="P80"><text:span text:style-name="T17">Інформатика навчальна програма для учнів </text:span><text:span text:style-name="T129">8 </text:span><text:span text:style-name="T17">класу</text:span></text:p>
      <text:p text:style-name="P5">загальноосвітніх навчальних закладів <text:span text:style-name="T116">затверджена Міністерством освіти і науки України</text:span></text:p>
      <text:p text:style-name="P66"><text:span text:style-name="T14">(Наказ МОН від </text:span><text:span text:style-name="T65">07.06.2017 №804</text:span><text:span text:style-name="T14">)</text:span><text:span text:style-name="T125"> <text:s text:c="16"/></text:span><text:span text:style-name="T133"><text:tab/></text:span></text:p>
      <text:p text:style-name="P8">I семестр <text:tab/><text:tab/><text:tab/><text:tab/><text:tab/><text:tab/><text:tab/><text:tab/><text:tab/><text:tab/><text:tab/>ІІ семестр</text:p>
      <text:p text:style-name="P19"/>
      <text:p text:style-name="P2"><text:span text:style-name="T17">Погоджено на засіданні </text:span><text:span text:style-name="T19">Ш</text:span><text:span text:style-name="T17">МО <text:tab/><text:tab/><text:tab/>Погоджено на засіданні </text:span><text:span text:style-name="T19">Ш</text:span><text:span text:style-name="T17">МО</text:span></text:p>
      <text:p text:style-name="P6">протокол № _____ від ___________ р. <text:tab/><text:tab/><text:tab/>протокол № _____ від ___________ р.</text:p>
      <text:p text:style-name="P7"><text:span text:style-name="T134">кер. </text:span><text:span text:style-name="T135">Ш</text:span><text:span text:style-name="T134">МО _________________ В.В. Маляренко <text:tab/><text:tab/><text:tab/>кер. </text:span><text:span text:style-name="T135">Ш</text:span><text:span text:style-name="T134">МО _________________ В.В. Маляренко <text:tab/></text:span></text:p>
      <text:p text:style-name="Standard"><text:s text:c="33"/><text:span text:style-name="T8"><text:s text:c="97"/></text:span></text:p>
      <text:p text:style-name="P87"><text:span text:style-name="T51">ЗАТВЕРДЖУЮ<text:line-break/></text:span><text:span text:style-name="T63">Директор ЕЗОШ <text:s/>№2</text:span><text:span text:style-name="T57"><text:line-break/>______Л.М. Воробйов <text:line-break/>____________ 201</text:span><text:span text:style-name="T58">9</text:span><text:span text:style-name="T57">р</text:span></text:p>
      <text:p text:style-name="P16">____________ 20<text:span text:style-name="T137">20</text:span>р</text:p>
      <text:p text:style-name="P16"/>
      <text:p text:style-name="P23"/>
      <text:p text:style-name="P23">ПРОГРАМА</text:p>
      <text:p text:style-name="P1"><text:span text:style-name="T51">З ІНФОРМАТИКИ для учня </text:span><text:span text:style-name="T53">8</text:span><text:span text:style-name="T51">-В класу</text:span></text:p>
      <text:p text:style-name="P23">Карапетрова Олександра 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row table:style-name="Таблиця1.1">
          <table:table-cell table:style-name="Таблиця1.A1" office:value-type="string">
            <text:p text:style-name="P24"/>
          </table:table-cell>
          <table:table-cell table:style-name="Таблиця1.A1" office:value-type="string">
            <text:p text:style-name="P1"><text:span text:style-name="T51">Для </text:span><text:span text:style-name="T53">8</text:span><text:span text:style-name="T51">-В класу</text:span></text:p>
          </table:table-cell>
          <table:table-cell table:style-name="Таблиця1.C1" office:value-type="string">
            <text:p text:style-name="P23">Для Карапетрова О.</text:p>
          </table:table-cell>
        </table:table-row>
        <table:table-row table:style-name="Таблиця1.2">
          <table:table-cell table:style-name="Таблиця1.A1" office:value-type="string">
            <text:p text:style-name="P22">І семестр</text:p>
          </table:table-cell>
          <table:table-cell table:style-name="Таблиця1.A1" office:value-type="string">
            <text:p text:style-name="P15"><text:s text:c="4"/>годин</text:p>
          </table:table-cell>
          <table:table-cell table:style-name="Таблиця1.C1" office:value-type="string">
            <text:p text:style-name="P15"><text:s text:c="3"/>години</text:p>
          </table:table-cell>
        </table:table-row>
        <table:table-row table:style-name="Таблиця1.3">
          <table:table-cell table:style-name="Таблиця1.A1" office:value-type="string">
            <text:p text:style-name="P22">ІІ семестр</text:p>
          </table:table-cell>
          <table:table-cell table:style-name="Таблиця1.A1" office:value-type="string">
            <text:p text:style-name="P15"><text:s text:c="4"/>годин</text:p>
          </table:table-cell>
          <table:table-cell table:style-name="Таблиця1.C1" office:value-type="string">
            <text:p text:style-name="P15"><text:s text:c="3"/>годин</text:p>
          </table:table-cell>
        </table:table-row>
        <table:table-row table:style-name="Таблиця1.4">
          <table:table-cell table:style-name="Таблиця1.A1" office:value-type="string">
            <text:p text:style-name="P22">Усього</text:p>
          </table:table-cell>
          <table:table-cell table:style-name="Таблиця1.A1" office:value-type="string">
            <text:p text:style-name="P15"><text:s/>год.</text:p>
            <text:p text:style-name="P15"><text:span text:style-name="T159">2</text:span> годин<text:span text:style-name="T159">и</text:span> на тиждень</text:p>
          </table:table-cell>
          <table:table-cell table:style-name="Таблиця1.C1" office:value-type="string">
            <text:p text:style-name="P15">17 год.</text:p>
            <text:p text:style-name="P15">2 години на місяць</text:p>
            <text:p text:style-name="P15"/>
          </table:table-cell>
        </table:table-row>
      </table:table>
      <text:p text:style-name="P17"/>
      <text:p text:style-name="P17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row table:style-name="Таблиця2.1">
          <table:table-cell table:style-name="Таблиця2.A1" office:value-type="string">
            <text:p text:style-name="P23">№ з/п</text:p>
          </table:table-cell>
          <table:table-cell table:style-name="Таблиця2.A1" office:value-type="string">
            <text:p text:style-name="P70">Зміст навчального матеріалу. Тема </text:p>
          </table:table-cell>
          <table:table-cell table:style-name="Таблиця2.C1" office:value-type="string">
            <text:p text:style-name="P22">Кількість годин на тему </text:p>
          </table:table-cell>
        </table:table-row>
        <table:table-row table:style-name="Таблиця2.2">
          <table:table-cell table:style-name="Таблиця2.A1" office:value-type="string">
            <text:p text:style-name="P23">Тема 1</text:p>
          </table:table-cell>
          <table:table-cell table:style-name="Таблиця2.A1" office:value-type="string">
            <text:p text:style-name="P34"><text:span text:style-name="T94">Алгоритми та програми </text:span></text:p>
          </table:table-cell>
          <table:table-cell table:style-name="Таблиця2.C1" office:value-type="string">
            <text:p text:style-name="P27">8</text:p>
          </table:table-cell>
        </table:table-row>
        <table:table-row table:style-name="Таблиця2.3">
          <table:table-cell table:style-name="Таблиця2.A1" office:value-type="string">
            <text:p text:style-name="P23">Тема 2 </text:p>
          </table:table-cell>
          <table:table-cell table:style-name="Таблиця2.A1" office:value-type="string">
            <text:p text:style-name="P103"><text:span text:style-name="Font_20_Style42"><text:span text:style-name="T55">Кодування даних та апаратне забезпечення.</text:span></text:span></text:p>
          </table:table-cell>
          <table:table-cell table:style-name="Таблиця2.C1" office:value-type="string">
            <text:p text:style-name="P83">2</text:p>
          </table:table-cell>
        </table:table-row>
        <table:table-row table:style-name="Таблиця2.4">
          <table:table-cell table:style-name="Таблиця2.A1" office:value-type="string">
            <text:p text:style-name="P23">Тема 3 </text:p>
          </table:table-cell>
          <table:table-cell table:style-name="Таблиця2.A1" office:value-type="string">
            <text:p text:style-name="P115"><text:span text:style-name="Font_20_Style46"><text:span text:style-name="T61">Створення та публікація веб-ресурсів.</text:span></text:span></text:p>
          </table:table-cell>
          <table:table-cell table:style-name="Таблиця2.C1" office:value-type="string">
            <text:p text:style-name="P83">3</text:p>
          </table:table-cell>
        </table:table-row>
        <table:table-row table:style-name="Таблиця2.4">
          <table:table-cell table:style-name="Таблиця2.A5" office:value-type="string">
            <text:p text:style-name="P69">Тема <text:span text:style-name="T158">4</text:span></text:p>
          </table:table-cell>
          <table:table-cell table:style-name="Таблиця2.A5" office:value-type="string">
            <text:p text:style-name="P122"><text:span text:style-name="T64">Опрацювання мультимедійних об’єктів.</text:span></text:p>
          </table:table-cell>
          <table:table-cell table:style-name="Таблиця2.C5" office:value-type="string">
            <text:p text:style-name="P74">2</text:p>
          </table:table-cell>
        </table:table-row>
        <table:table-row table:style-name="Таблиця2.4">
          <table:table-cell table:style-name="Таблиця2.A5" office:value-type="string">
            <text:p text:style-name="P69">Тема <text:span text:style-name="T158">5</text:span></text:p>
          </table:table-cell>
          <table:table-cell table:style-name="Таблиця2.A5" office:value-type="string">
            <text:p text:style-name="P122"><text:span text:style-name="T64">Опрацювання текстових даних.</text:span></text:p>
          </table:table-cell>
          <table:table-cell table:style-name="Таблиця2.C5" office:value-type="string">
            <text:p text:style-name="P74">2</text:p>
          </table:table-cell>
        </table:table-row>
      </table:table>
      <text:p text:style-name="P18"/>
      <text:p text:style-name="P18"><text:span text:style-name="T117">В</text:span>читель <text:tab/><text:tab/><text:tab/><text:tab/><text:tab/><text:tab/><text:tab/><text:tab/><text:span text:style-name="T117">Трубіцина</text:span> <text:span text:style-name="T117">А</text:span>.<text:span text:style-name="T117">Л</text:span>._______</text:p>
      <text:p text:style-name="P42"/>
      <text:p text:style-name="P42"/>
      <text:p text:style-name="P42"/>
      <text:p text:style-name="P42">ПОГОДЖЕНО</text:p>
      <text:p text:style-name="P42">Заступник директора з НВР</text:p>
      <text:p text:style-name="P42">______ М.В. Савіна</text:p>
      <text:p text:style-name="P36"><text:span text:style-name="T57">_________________ 201</text:span><text:span text:style-name="T58">9</text:span><text:span text:style-name="T57"> р.</text:span></text:p>
      <text:p text:style-name="P36"><text:span text:style-name="T57">_________________ 20</text:span><text:span text:style-name="T58">20</text:span><text:span text:style-name="T57"> р.</text:span></text:p>
      <text:p text:style-name="P42"><text:soft-page-break/></text:p>
      <text:p text:style-name="P42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row table:style-name="Таблиця3.1">
          <table:table-cell table:style-name="Таблиця3.A1" table:number-columns-spanned="2" office:value-type="string">
            <text:p text:style-name="P25">Кількість</text:p>
            <text:p text:style-name="P25">годин</text:p>
          </table:table-cell>
          <table:covered-table-cell/>
          <table:table-cell table:style-name="Таблиця3.C1" table:number-rows-spanned="2" office:value-type="string">
            <text:p text:style-name="P25">Зміст навчального матеріалу</text:p>
          </table:table-cell>
          <table:table-cell table:style-name="Таблиця3.D1" table:number-rows-spanned="2" office:value-type="string">
            <text:p text:style-name="P25">Державні вимоги до рівня загальноосвітньої підготовки учнів</text:p>
          </table:table-cell>
        </table:table-row>
        <table:table-row table:style-name="Таблиця3.2">
          <table:table-cell table:style-name="Таблиця3.A1" office:value-type="string">
            <text:p text:style-name="P33"><text:span text:style-name="T53">8</text:span><text:span text:style-name="T51">-В</text:span></text:p>
          </table:table-cell>
          <table:table-cell table:style-name="Таблиця3.A1" office:value-type="string">
            <text:p text:style-name="P25">Карапетрова О.</text:p>
          </table:table-cell>
          <table:covered-table-cell/>
          <table:covered-table-cell/>
        </table:table-row>
        <table:table-row table:style-name="Таблиця3.3">
          <table:table-cell table:style-name="Таблиця3.A1" office:value-type="string">
            <text:p text:style-name="P81">3<text:span text:style-name="T138">2</text:span></text:p>
          </table:table-cell>
          <table:table-cell table:style-name="Таблиця3.A1" office:value-type="string">
            <text:p text:style-name="P28">8</text:p>
          </table:table-cell>
          <table:table-cell table:style-name="Таблиця3.A1" office:value-type="string">
            <text:p text:style-name="P90"><text:span text:style-name="T111">Алгоритми та програми </text:span></text:p>
            <text:p text:style-name="P88">Учень/учениця</text:p>
            <text:p text:style-name="P106">Знаннєва складова</text:p>
            <text:p text:style-name="P141"><text:span text:style-name="T78">Розуміє </text:span>призначення мови програмування та основних її елементів<text:span text:style-name="T153">. </text:span>Наводить приклади сучасних мов програмування.</text:p>
            <text:p text:style-name="P141"><text:span text:style-name="T78">Знає</text:span> відмінність між змінними та константами. </text:p>
            <text:p text:style-name="P141"><text:span text:style-name="T78">Порівнює</text:span> особливості різних середовищ програмування. </text:p>
            <text:p text:style-name="P141"><text:span text:style-name="T78">Розуміє</text:span> поняття об’єкта в мові програмування, його властивостей і методів.<text:span text:style-name="T154"> </text:span></text:p>
            <text:p text:style-name="P141"><text:span text:style-name="T78">Пояснює </text:span>структуру програми.</text:p>
            <text:p text:style-name="P141"><text:span text:style-name="T78">Пояснює</text:span> функції елементів графічного інтерфейсу та користується ними.</text:p>
            <text:p text:style-name="P141"><text:span text:style-name="T78">Розрізняє</text:span> властивості і методи елементів управління</text:p>
            <text:p text:style-name="P106">Діяльнісна складова</text:p>
            <text:p text:style-name="P141"><text:span text:style-name="T78">Планує</text:span> процес розв’язування задачі з використанням програмування.</text:p>
            <text:p text:style-name="P141"><text:span text:style-name="T78">Створює і налагоджує</text:span> програми, зокрема подійно- <text:s/>й об’єктно-орієнтовані.</text:p>
            <text:p text:style-name="P141"><text:span text:style-name="T78">Використовує</text:span> в програмах вирази, коректно добирає типи даних. </text:p>
            <text:p text:style-name="P141"><text:span text:style-name="T78">Розв’язує </text:span>задачі з використанням усіх базових алгоритмічних структур, змінних та констант.</text:p>
            <text:p text:style-name="P141"><text:span text:style-name="T78">Обґрунтовує</text:span> вибір типів даних для розв’язування задачі</text:p>
            <text:p text:style-name="P106">Ціннісна складова </text:p>
            <text:p text:style-name="P141"><text:span text:style-name="T78">Оцінює</text:span> відповідність результатів виконання програми поставленій задачі.</text:p>
            <text:p text:style-name="P138">Розпізнає задачі, для розв’язання яких доцільно використовувати засоби програмування</text:p>
          </table:table-cell>
          <table:table-cell table:style-name="Таблиця3.D3" office:value-type="string">
            <text:p text:style-name="P52">Величини. Змінні. Вказівка присвоювання.</text:p>
            <text:p text:style-name="P52"/>
            <text:p text:style-name="P93">Створення алгоритмів і програм з використанням змінних і різних алгоритмічних структур: лінійних, розгалужень і повторень.</text:p>
            <text:p text:style-name="P52"/>
            <text:p text:style-name="P52">Опис моделей у середовищі програмування</text:p>
            <text:p text:style-name="P52"/>
            <text:p text:style-name="P52"/>
            <text:p text:style-name="P52"/>
            <text:p text:style-name="P52"/>
            <text:p text:style-name="P52"/>
          </table:table-cell>
        </table:table-row>
        <table:table-row table:style-name="Таблиця3.4">
          <table:table-cell table:style-name="Таблиця3.A1" office:value-type="string">
            <text:p text:style-name="P82">9</text:p>
          </table:table-cell>
          <table:table-cell table:style-name="Таблиця3.A1" office:value-type="string">
            <text:p text:style-name="P72">2</text:p>
          </table:table-cell>
          <table:table-cell table:style-name="Таблиця3.A1" office:value-type="string">
            <text:p text:style-name="P111"><text:span text:style-name="T136">Кодування даних та апаратне забезпечення</text:span></text:p>
            <text:p text:style-name="P88">Учень/учениця</text:p>
            <text:p text:style-name="P106">Знаннєва складова</text:p>
            <text:p text:style-name="P141"><text:span text:style-name="T78">Розуміє </text:span>поняття двійкового коду, називає<text:span text:style-name="T77"> </text:span>одиниці вимірювання його довжини та пояснює їх співвідношення.</text:p>
            <text:p text:style-name="P141"><text:span text:style-name="T78">Описує</text:span> загальний принцип побудови таблиці кодів символів.</text:p>
            <text:p text:style-name="P141"><text:span text:style-name="T78">Пояснює</text:span> деякі принципи кодування графічних даних.</text:p>
            <text:p text:style-name="P141"><text:span text:style-name="T78">Має уявлення</text:span> про взаємодію складових обчислювальних пристроїв, описує їхні основні характеристики.</text:p>
            <text:p text:style-name="P141"><text:span text:style-name="T78">Наводить приклади</text:span> застосування сучасних пристроїв у різних галузях. </text:p>
            <text:p text:style-name="P141"><text:span text:style-name="T78">Описує</text:span> процес обробки даних комп’ютерними пристроями</text:p>
            <text:p text:style-name="P108">Діяльнісна складова</text:p>
            <text:p text:style-name="P141"><text:span text:style-name="T78">Уміє</text:span> кодувати і декодувати повідомлення за <text:soft-page-break/>певними правилами.</text:p>
            <text:p text:style-name="P141"><text:span text:style-name="T78">Визначає</text:span> характеристики складових персонального комп’ютера залежно від його призначення</text:p>
            <text:p text:style-name="P106">Ціннісна складова </text:p>
            <text:p text:style-name="P141"><text:span text:style-name="T78">Усвідомлює</text:span> зв’язок між інформаційними технологіями та потребами й етапами розвитку людського суспільства</text:p>
            <text:p text:style-name="P96"><text:span text:style-name="Font_20_Style42"><text:span text:style-name="T73"/></text:span></text:p>
          </table:table-cell>
          <table:table-cell table:style-name="Таблиця3.D3" office:value-type="string">
            <text:p text:style-name="P57">Поняття електронної таблиці. Табличні процесори, їх призначення. Середовище табличного процесора. </text:p>
            <text:p text:style-name="P57"/>
            <text:p text:style-name="P57">Об’єкти електронних таблиць — аркуш, клітинка, діапазон клітинок.</text:p>
            <text:p text:style-name="P57"/>
            <text:p text:style-name="P57"/>
            <text:p text:style-name="P57"/>
            <text:p text:style-name="P57"/>
            <text:p text:style-name="P57">Типи даних: числові, грошові, дати, текст, відсотки. Введення, редагування й форматування даних основних типів. </text:p>
            <text:p text:style-name="P57"/>
            <text:p text:style-name="P57">Адресація. Формули.</text:p>
            <text:p text:style-name="P57"/>
            <text:p text:style-name="P57"><text:soft-page-break/>Редагування та форматування електронних таблиць.</text:p>
            <text:p text:style-name="P57"/>
            <text:p text:style-name="P57">Копіювання та переміщення клітинок і діапазонів, зокрема тих, що містять формули. </text:p>
            <text:p text:style-name="P57"/>
            <text:p text:style-name="P57">Автозаповнення та автозавершення.</text:p>
            <text:p text:style-name="P57"/>
            <text:p text:style-name="P57">Моделі. Етапи побудови моделей. Реалізація математичних моделей</text:p>
            <text:p text:style-name="P95"/>
          </table:table-cell>
        </table:table-row>
        <table:table-row table:style-name="Таблиця3.5">
          <table:table-cell table:style-name="Таблиця3.A1" office:value-type="string">
            <text:p text:style-name="P28">9</text:p>
          </table:table-cell>
          <table:table-cell table:style-name="Таблиця3.A1" office:value-type="string">
            <text:p text:style-name="P72">3</text:p>
          </table:table-cell>
          <table:table-cell table:style-name="Таблиця3.A1" office:value-type="string">
            <text:p text:style-name="P123"><text:span text:style-name="T136">Створення та публікація веб-ресурсів </text:span></text:p>
            <text:p text:style-name="P88">Учень/учениця</text:p>
            <text:p text:style-name="P98">Знаннєва складова</text:p>
            <text:p text:style-name="P110"><text:span text:style-name="T72">Наводить приклади</text:span><text:span text:style-name="T74"> засобів автоматизованого створення веб-сторінок</text:span></text:p>
            <text:p text:style-name="P110"><text:span text:style-name="T72">Розуміє</text:span><text:span text:style-name="T74"> поняття мови гіпертекстової розмітки.</text:span></text:p>
            <text:p text:style-name="P98">Діяльнісна складова</text:p>
            <text:p text:style-name="P141"><text:span text:style-name="T78">Створює</text:span> веб-сторінки за допомогою автоматизованих засобів та публікує їх в Інтернеті.</text:p>
            <text:p text:style-name="P141"><text:span text:style-name="T78">Використовує</text:span> гіпертекстові, графічні й мультимедійні елементи на веб-сторінках</text:p>
            <text:p text:style-name="P98">Ціннісна складова</text:p>
            <text:p text:style-name="P141"><text:span text:style-name="T78">Усвідомлює </text:span>важливість участі в діяльності глобальної інтернет-спільноти.</text:p>
            <text:p text:style-name="P145"><text:span text:style-name="Font_20_Style42"><text:span text:style-name="T156">Дотримується</text:span></text:span><text:span text:style-name="Font_20_Style42"><text:span text:style-name="T157"> правил ергономічного розміщення матеріалів на веб-сторінці</text:span></text:span></text:p>
          </table:table-cell>
          <table:table-cell table:style-name="Таблиця3.D3" office:value-type="string">
            <text:p text:style-name="P58">Поштові служби Інтернету. Створення електронної скриньки. Надсилання, отримання, перенаправлення повідомлень. Пересилання файлів. Використання адресної книги та списків розсилки.</text:p>
            <text:p text:style-name="P58"/>
            <text:p text:style-name="P58">Етикет електронного листування. Правила безпечного користування електронною скринькою. Основні ознаки спаму й фішингу.</text:p>
            <text:p text:style-name="P58"/>
            <text:p text:style-name="P58">Використання інтернет-ресурсів для спільної роботи. Рівні та способи доступу до ресурсів.</text:p>
            <text:p text:style-name="P58"/>
            <text:p text:style-name="P58">Зберігання даних та колективна робота з документами в Інтернеті; керування спільним доступом до них. Хмарні сервіси.</text:p>
            <text:p text:style-name="P58"/>
            <text:p text:style-name="P58">Онлайнові перекладачі.</text:p>
            <text:p text:style-name="P58"/>
            <text:p text:style-name="P59">Інтернет речей</text:p>
          </table:table-cell>
        </table:table-row>
        <table:table-row table:style-name="Таблиця3.5">
          <table:table-cell table:style-name="Таблиця3.A6" office:value-type="string">
            <text:p text:style-name="P73">9</text:p>
          </table:table-cell>
          <table:table-cell table:style-name="Таблиця3.A6" office:value-type="string">
            <text:p text:style-name="P73">2</text:p>
          </table:table-cell>
          <table:table-cell table:style-name="Таблиця3.A6" office:value-type="string">
            <text:p text:style-name="P124"><text:span text:style-name="T136">Опрацювання мультимедійних об’єктів</text:span> </text:p>
            <text:p text:style-name="P91">Учень/учениця</text:p>
            <text:p text:style-name="P99">Знаннєва складова</text:p>
            <text:p text:style-name="P144"><text:span text:style-name="T78">Пояснює </text:span>принципи оцифровування звуку та відеоряду.</text:p>
            <text:p text:style-name="P144"><text:span text:style-name="T78">Розрізняє</text:span> формати аудіо- й відеофайлів.</text:p>
            <text:p text:style-name="P144"><text:span text:style-name="T78">Наводить приклади</text:span> програмного забезпечення для опрацювання об’єктів мультимедіа та пояснює його призначення.</text:p>
            <text:p text:style-name="P144"><text:span text:style-name="T78">Наводить приклади</text:span> сервісів для роботи з відео- й <text:s/>аудіоданими</text:p>
            <text:p text:style-name="P99">Діяльнісна <text:s/>складова</text:p>
            <text:p text:style-name="P144"><text:span text:style-name="T78">Використовує </text:span>програми для роботи з мультимедіа.</text:p>
            <text:p text:style-name="P144"><text:span text:style-name="T78">Перетворює </text:span>формати аудіо- й відеофайлів. </text:p>
            <text:p text:style-name="P144"><text:span text:style-name="T78">Будує</text:span> відеоряд.</text:p>
            <text:p text:style-name="P144"><text:span text:style-name="T78">Використовує</text:span> мультимедійні об’єкти в <text:soft-page-break/>презентаціях</text:p>
            <text:p text:style-name="P99">Ціннісна складова</text:p>
            <text:p text:style-name="P144"><text:span text:style-name="T78">Використовує</text:span> контент з інтернет-джерел з урахуванням авторських прав. </text:p>
            <text:p text:style-name="P144"><text:span text:style-name="T78">Ураховує</text:span> художньо-естетичну складову <text:line-break/>в процесі створення мультимедійних об’єктів</text:p>
            <text:p text:style-name="P134"/>
          </table:table-cell>
          <table:table-cell table:style-name="Таблиця3.D6" office:value-type="string">
            <text:p text:style-name="P58"/>
          </table:table-cell>
        </table:table-row>
        <table:table-row table:style-name="Таблиця3.5">
          <table:table-cell table:style-name="Таблиця3.A6" office:value-type="string">
            <text:p text:style-name="P73">11</text:p>
          </table:table-cell>
          <table:table-cell table:style-name="Таблиця3.A6" office:value-type="string">
            <text:p text:style-name="P73">2</text:p>
          </table:table-cell>
          <table:table-cell table:style-name="Таблиця3.A6" office:value-type="string">
            <text:p text:style-name="P125"><text:span text:style-name="T136">Опрацювання текстових даних</text:span></text:p>
            <text:p text:style-name="P89">Учень/учениця</text:p>
            <text:p text:style-name="P107">Знаннєва складова</text:p>
            <text:p text:style-name="P142"><text:span text:style-name="T78">Має уявлення</text:span> про принципи та можливості опрацювання текстових даних. </text:p>
            <text:p text:style-name="P142"><text:span text:style-name="T78">Має уявлення</text:span> про структуру документа. </text:p>
            <text:p text:style-name="P142"><text:span text:style-name="T78">Пояснює</text:span> принципи стильового оформлення та спільної роботи з документом.</text:p>
            <text:p text:style-name="P109">Діяльнісна складова</text:p>
            <text:p text:style-name="P142"><text:span text:style-name="T78">Знаходить і замінює</text:span> символи та групи символів. </text:p>
            <text:p text:style-name="P142"><text:span text:style-name="T78">Створює й використовує</text:span> гіперпосилання в текстовому документі.</text:p>
            <text:p text:style-name="P142"><text:span text:style-name="T78">Використовує </text:span>стилі для форматування документа. </text:p>
            <text:p text:style-name="P142"><text:span text:style-name="T78">Структурує</text:span> документ і створює його зміст.</text:p>
            <text:p text:style-name="P142"><text:span text:style-name="T78">Створює і редагує</text:span> колонтитули документа</text:p>
            <text:p text:style-name="P107">Ціннісна складова </text:p>
            <text:p text:style-name="P112"><text:span text:style-name="T112">Розуміє й обґрунтовує</text:span><text:span text:style-name="T113"> </text:span><text:span text:style-name="Зміст_5f_вимоги_20_Знак"><text:span text:style-name="T114">необхідність дотримання вимог до стильового оформлення й структурування текстового документа</text:span></text:span></text:p>
          </table:table-cell>
          <table:table-cell table:style-name="Таблиця3.D6" office:value-type="string">
            <text:p text:style-name="P58"/>
          </table:table-cell>
        </table:table-row>
      </table:table>
      <text:p text:style-name="P14"/>
      <text:p text:style-name="P3"/>
      <text:p text:style-name="P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38"><text:span text:style-name="T21">ІІІ. </text:span><text:span text:style-name="T20">Календарно-тематичний план</text:span></text:p>
      <text:p text:style-name="P45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 table:style-name="Таблиця4.1">
          <table:table-cell table:style-name="Таблиця4.A1" office:value-type="string">
            <text:p text:style-name="P43">№ уроку</text:p>
          </table:table-cell>
          <table:table-cell table:style-name="Таблиця4.A1" office:value-type="string">
            <text:p text:style-name="P44">№ Теми</text:p>
          </table:table-cell>
          <table:table-cell table:style-name="Таблиця4.A1" office:value-type="string">
            <text:p text:style-name="P44">Тема уроку</text:p>
          </table:table-cell>
          <table:table-cell table:style-name="Таблиця4.D1" office:value-type="string">
            <text:p text:style-name="P53">Дата проведення уроку</text:p>
          </table:table-cell>
        </table:table-row>
        <table:table-row table:style-name="Таблиця4.2">
          <table:table-cell table:style-name="Таблиця4.D1" table:number-columns-spanned="4" office:value-type="string">
            <text:p text:style-name="P38"><text:span text:style-name="Font_20_Style42"><text:span text:style-name="T59">Тема </text:span></text:span><text:span text:style-name="Font_20_Style46"><text:span text:style-name="T54">1.</text:span></text:span><text:span text:style-name="Font_20_Style46"><text:span text:style-name="T59"> </text:span></text:span><text:span text:style-name="Font_20_Style42"><text:span text:style-name="T60">Алгоритми та програми</text:span></text:span><text:span text:style-name="T51"> (</text:span><text:span text:style-name="T52">8</text:span><text:span text:style-name="Font_20_Style42"><text:span text:style-name="T59"> год)</text:span></text:span></text:p>
          </table:table-cell>
          <table:covered-table-cell/>
          <table:covered-table-cell/>
          <table:covered-table-cell/>
        </table:table-row>
        <table:table-row table:style-name="Таблиця4.3">
          <table:table-cell table:style-name="Таблиця4.A1" office:value-type="string">
            <text:p text:style-name="P129"/>
          </table:table-cell>
          <table:table-cell table:style-name="Таблиця4.A1" office:value-type="string">
            <text:p text:style-name="P131"/>
          </table:table-cell>
          <table:table-cell table:style-name="Таблиця4.A1" office:value-type="string">
            <text:p text:style-name="P48"><text:span text:style-name="T8">Безпека життєдіяльності при роботі з комп'ютером. </text:span><text:span text:style-name="T105">Величини. Змінні. Вказівка присвоювання. </text:span><text:span text:style-name="T109">Практична робота №</text:span><text:span text:style-name="T110">1</text:span><text:span text:style-name="T109">. </text:span><text:span text:style-name="T105">Розбір</text:span><text:span text:style-name="T109"> </text:span><text:span text:style-name="T105">в</text:span><text:span text:style-name="T108">идів опису алгоритмів. </text:span><text:span text:style-name="T106">Інструктаж з БЖД.</text:span></text:p>
          </table:table-cell>
          <table:table-cell table:style-name="Таблиця4.D1" office:value-type="string">
            <text:p text:style-name="P40"/>
          </table:table-cell>
        </table:table-row>
        <table:table-row table:style-name="Таблиця4.4">
          <table:table-cell table:style-name="Таблиця4.A1" office:value-type="string">
            <text:p text:style-name="P129"/>
          </table:table-cell>
          <table:table-cell table:style-name="Таблиця4.A1" office:value-type="string">
            <text:p text:style-name="P131"/>
          </table:table-cell>
          <table:table-cell table:style-name="Таблиця4.A1" office:value-type="string">
            <text:p text:style-name="P60"><text:span text:style-name="T1">Середовище опису й виконання алгоритмів.</text:span><text:span text:style-name="T4"> </text:span><text:span text:style-name="T28">Практична робота №</text:span><text:span text:style-name="T29">2</text:span><text:span text:style-name="T28">. </text:span><text:span text:style-name="T11">Створення алгоритмів і програм з використанням змінних і різних алгоритмічних структур. </text:span><text:span text:style-name="T2">Інструктаж з БЖД.</text:span></text:p>
          </table:table-cell>
          <table:table-cell table:style-name="Таблиця4.D1" office:value-type="string">
            <text:p text:style-name="P40"/>
          </table:table-cell>
        </table:table-row>
        <table:table-row table:style-name="Таблиця4.5">
          <table:table-cell table:style-name="Таблиця4.A1" office:value-type="string">
            <text:p text:style-name="P56"/>
          </table:table-cell>
          <table:table-cell table:style-name="Таблиця4.A1" office:value-type="string">
            <text:p text:style-name="P131"/>
          </table:table-cell>
          <table:table-cell table:style-name="Таблиця4.A1" office:value-type="string">
            <text:p text:style-name="P62"><text:span text:style-name="T11">Опис моделей у середовищі програмування. </text:span><text:span text:style-name="T27">Практична робота №</text:span><text:span text:style-name="T29">3</text:span><text:span text:style-name="T27">. </text:span><text:span text:style-name="T11">Виконання л</text:span><text:span text:style-name="T12">інійн</text:span><text:span text:style-name="T11">их</text:span><text:span text:style-name="T12"> алгоритм</text:span><text:span text:style-name="T11">ів</text:span><text:span text:style-name="T12">. </text:span><text:span text:style-name="T2">Інструктаж з БЖД.</text:span></text:p>
          </table:table-cell>
          <table:table-cell table:style-name="Таблиця4.D1" office:value-type="string">
            <text:p text:style-name="P49"/>
          </table:table-cell>
        </table:table-row>
        <table:table-row table:style-name="Таблиця4.6">
          <table:table-cell table:style-name="Таблиця4.A1" office:value-type="string">
            <text:p text:style-name="P129"/>
          </table:table-cell>
          <table:table-cell table:style-name="Таблиця4.A1" office:value-type="string">
            <text:p text:style-name="P131"/>
          </table:table-cell>
          <table:table-cell table:style-name="Таблиця4.A1" office:value-type="string">
            <text:p text:style-name="P47"><text:span text:style-name="T8">Інструктаж з БЖД</text:span><text:span text:style-name="T26">. </text:span><text:span text:style-name="T93">Додавання тексту до графічних зображень та його форматування. </text:span><text:span text:style-name="T26">Практична робота</text:span><text:span text:style-name="T30">№4</text:span><text:span text:style-name="T26">.</text:span><text:span text:style-name="T93"> Налаштування параметрів та перетворення формату готового зображення. </text:span><text:span text:style-name="T107">Інструктаж з БЖД.</text:span></text:p>
            <text:p text:style-name="P35"><text:span text:style-name="Font_20_Style42"><text:span text:style-name="T31"/></text:span></text:p>
          </table:table-cell>
          <table:table-cell table:style-name="Таблиця4.D1" office:value-type="string">
            <text:p text:style-name="P41"/>
          </table:table-cell>
        </table:table-row>
        <table:table-row table:style-name="Таблиця4.6">
          <table:table-cell table:style-name="Таблиця4.A7" office:value-type="string">
            <text:p text:style-name="P129"/>
          </table:table-cell>
          <table:table-cell table:style-name="Таблиця4.A7" office:value-type="string">
            <text:p text:style-name="P132"/>
          </table:table-cell>
          <table:table-cell table:style-name="Таблиця4.A7" office:value-type="string">
            <text:p text:style-name="P61">Алгоритми з розгалуженнями. <text:span text:style-name="T122">Виконання </text:span>алгоритм<text:span text:style-name="T122">ів з </text:span>розгалуженнями.</text:p>
          </table:table-cell>
          <table:table-cell table:style-name="Таблиця4.D7" office:value-type="string">
            <text:p text:style-name="P41"/>
          </table:table-cell>
        </table:table-row>
        <table:table-row table:style-name="Таблиця4.8">
          <table:table-cell table:style-name="Таблиця4.A7" office:value-type="string">
            <text:p text:style-name="P129"/>
          </table:table-cell>
          <table:table-cell table:style-name="Таблиця4.A7" office:value-type="string">
            <text:p text:style-name="P132"/>
          </table:table-cell>
          <table:table-cell table:style-name="Таблиця4.A7" office:value-type="string">
            <text:p text:style-name="P50"><text:span text:style-name="T80">Практична робота №</text:span><text:span text:style-name="T81">5</text:span><text:span text:style-name="T80">. </text:span><text:span text:style-name="T123">Створення програм у середовищі Скретч</text:span>. <text:span text:style-name="T76">Інструктаж з БЖД.</text:span></text:p>
          </table:table-cell>
          <table:table-cell table:style-name="Таблиця4.D7" office:value-type="string">
            <text:p text:style-name="P41"/>
          </table:table-cell>
        </table:table-row>
        <table:table-row table:style-name="Таблиця4.6">
          <table:table-cell table:style-name="Таблиця4.A7" office:value-type="string">
            <text:p text:style-name="P129"/>
          </table:table-cell>
          <table:table-cell table:style-name="Таблиця4.A7" office:value-type="string">
            <text:p text:style-name="P132"/>
          </table:table-cell>
          <table:table-cell table:style-name="Таблиця4.A7" office:value-type="string">
            <text:p text:style-name="P63"><text:span text:style-name="T79">Практична робота №</text:span><text:span text:style-name="T82">6</text:span><text:span text:style-name="T79">. </text:span>Створення проекту у середовищі Скретч з застосуванням <text:span text:style-name="T124">алгоритмічних структур. </text:span><text:span text:style-name="T75">Інструктаж з БЖД.</text:span></text:p>
          </table:table-cell>
          <table:table-cell table:style-name="Таблиця4.D7" office:value-type="string">
            <text:p text:style-name="P41"/>
          </table:table-cell>
        </table:table-row>
        <table:table-row table:style-name="Таблиця4.6">
          <table:table-cell table:style-name="Таблиця4.A7" office:value-type="string">
            <text:p text:style-name="P129"/>
          </table:table-cell>
          <table:table-cell table:style-name="Таблиця4.A7" office:value-type="string">
            <text:p text:style-name="P132"/>
          </table:table-cell>
          <table:table-cell table:style-name="Таблиця4.A7" office:value-type="string">
            <text:p text:style-name="P46"><text:span text:style-name="Font_20_Style42"><text:span text:style-name="T31">Узагальнення з тем</text:span></text:span><text:span text:style-name="Font_20_Style42"><text:span text:style-name="T32">и</text:span></text:span><text:span text:style-name="Font_20_Style42"><text:span text:style-name="T31"> </text:span></text:span><text:span text:style-name="Font_20_Style42"><text:span text:style-name="T32">№1.</text:span></text:span></text:p>
          </table:table-cell>
          <table:table-cell table:style-name="Таблиця4.D7" office:value-type="string">
            <text:p text:style-name="P41"/>
          </table:table-cell>
        </table:table-row>
        <table:table-row table:style-name="Таблиця4.11">
          <table:table-cell table:style-name="Таблиця4.D1" table:number-columns-spanned="4" office:value-type="string">
            <text:p text:style-name="P101"><text:span text:style-name="Font_20_Style42"><text:span text:style-name="T101">Тема 2</text:span></text:span><text:span text:style-name="Font_20_Style42"><text:span text:style-name="T99">. </text:span></text:span><text:span text:style-name="Font_20_Style42"><text:span text:style-name="T104">Кодування даних та апаратне забезпечення </text:span></text:span><text:span text:style-name="Font_20_Style42"><text:span text:style-name="T99">(</text:span></text:span><text:span text:style-name="Font_20_Style42"><text:span text:style-name="T102">9 </text:span></text:span><text:span text:style-name="Font_20_Style42"><text:span text:style-name="T99">год.)</text:span></text:span></text:p>
          </table:table-cell>
          <table:covered-table-cell/>
          <table:covered-table-cell/>
          <table:covered-table-cell/>
        </table:table-row>
        <table:table-row table:style-name="Таблиця4.4">
          <table:table-cell table:style-name="Таблиця4.A1" office:value-type="string">
            <text:p text:style-name="P129"/>
          </table:table-cell>
          <table:table-cell table:style-name="Таблиця4.A1" office:value-type="string">
            <text:p text:style-name="P56"/>
          </table:table-cell>
          <table:table-cell table:style-name="Таблиця4.A1" office:value-type="string">
            <text:p text:style-name="P133"><text:span text:style-name="T3">Опрацювання даних як інформаційний процес. </text:span><text:span text:style-name="T5">Практична робота №</text:span><text:span text:style-name="T6">7</text:span><text:span text:style-name="T5">. </text:span><text:span text:style-name="T107">Кодування та декодування повідомлень. </text:span><text:span text:style-name="T2">Інструктаж з БЖД.</text:span></text:p>
          </table:table-cell>
          <table:table-cell table:style-name="Таблиця4.D1" office:value-type="string">
            <text:p text:style-name="P40"/>
          </table:table-cell>
        </table:table-row>
        <table:table-row table:style-name="Таблиця4.13">
          <table:table-cell table:style-name="Таблиця4.A1" office:value-type="string">
            <text:p text:style-name="P129"/>
          </table:table-cell>
          <table:table-cell table:style-name="Таблиця4.A1" office:value-type="string">
            <text:p text:style-name="P55"/>
          </table:table-cell>
          <table:table-cell table:style-name="Таблиця4.A1" office:value-type="string">
            <text:p text:style-name="P135"><text:span text:style-name="T120">Вимірювання довжини двійкового коду. </text:span><text:span text:style-name="T83">Практична робота №</text:span><text:span text:style-name="T84">8</text:span><text:span text:style-name="T83">. </text:span><text:span text:style-name="T119">Кодування тексту й графічних даних.</text:span><text:span text:style-name="T83"> </text:span><text:span text:style-name="T119">Таблиці кодів символів. </text:span><text:span text:style-name="T118">Інструктаж з БЖД.</text:span></text:p>
          </table:table-cell>
          <table:table-cell table:style-name="Таблиця4.D1" office:value-type="string">
            <text:p text:style-name="P40"/>
          </table:table-cell>
        </table:table-row>
        <table:table-row table:style-name="Таблиця4.14">
          <table:table-cell table:style-name="Таблиця4.D1" table:number-columns-spanned="4" office:value-type="string">
            <text:p text:style-name="P113"><text:span text:style-name="Font_20_Style46"><text:span text:style-name="T66">Тема </text:span></text:span><text:span text:style-name="Font_20_Style46"><text:span text:style-name="T68">3</text:span></text:span><text:span text:style-name="Font_20_Style46"><text:span text:style-name="T66">. </text:span></text:span><text:span text:style-name="Font_20_Style46"><text:span text:style-name="T56">Створення та публікація веб-ресурсів </text:span></text:span><text:span text:style-name="Font_20_Style46"><text:span text:style-name="T66">(</text:span></text:span><text:span text:style-name="Font_20_Style46"><text:span text:style-name="T67">9 год.</text:span></text:span><text:span text:style-name="Font_20_Style46"><text:span text:style-name="T66">)</text:span></text:span></text:p>
          </table:table-cell>
          <table:covered-table-cell/>
          <table:covered-table-cell/>
          <table:covered-table-cell/>
        </table:table-row>
        <table:table-row table:style-name="Таблиця4.15">
          <table:table-cell table:style-name="Таблиця4.A1" office:value-type="string">
            <text:p text:style-name="P104"><text:span text:style-name="Font_20_Style42"><text:span text:style-name="T142"/></text:span></text:p>
          </table:table-cell>
          <table:table-cell table:style-name="Таблиця4.A1" office:value-type="string">
            <text:p text:style-name="P38"><text:span text:style-name="Font_20_Style42"><text:span text:style-name="T37"/></text:span></text:p>
          </table:table-cell>
          <table:table-cell table:style-name="Таблиця4.A1" office:value-type="string">
            <text:p text:style-name="P140"><text:span text:style-name="Font_20_Style42">Веб-са</text:span><text:span text:style-name="Font_20_Style42"><text:span text:style-name="T47">йти. </text:span></text:span><text:span text:style-name="Font_20_Style42"><text:span text:style-name="T48">Практична робота №</text:span></text:span><text:span text:style-name="Font_20_Style42"><text:span text:style-name="T49">9</text:span></text:span><text:span text:style-name="Font_20_Style42"><text:span text:style-name="T48">.</text:span></text:span><text:span text:style-name="Font_20_Style42"><text:span text:style-name="T45"> Автоматизоване створення веб-сторінок. Інструктаж з БЖД.</text:span></text:span></text:p>
          </table:table-cell>
          <table:table-cell table:style-name="Таблиця4.D1" office:value-type="string">
            <text:p text:style-name="P37"><text:span text:style-name="Font_20_Style42"><text:span text:style-name="T37"/></text:span></text:p>
          </table:table-cell>
        </table:table-row>
        <table:table-row table:style-name="Таблиця4.15">
          <table:table-cell table:style-name="Таблиця4.A1" office:value-type="string">
            <text:p text:style-name="P105"><text:span text:style-name="Font_20_Style42"/></text:p>
          </table:table-cell>
          <table:table-cell table:style-name="Таблиця4.A1" office:value-type="string">
            <text:p text:style-name="P38"><text:span text:style-name="Font_20_Style42"><text:span text:style-name="T37"/></text:span></text:p>
          </table:table-cell>
          <table:table-cell table:style-name="Таблиця4.A1" office:value-type="string">
            <text:p text:style-name="P116"><text:span text:style-name="Font_20_Style42"><text:span text:style-name="T144">Публікація веб-сайтів.</text:span></text:span><text:span text:style-name="Font_20_Style42"><text:span text:style-name="T148"> </text:span></text:span><text:span text:style-name="Font_20_Style42"><text:span text:style-name="T146">Практична робота №</text:span></text:span><text:span text:style-name="Font_20_Style42"><text:span text:style-name="T147">10</text:span></text:span><text:span text:style-name="Font_20_Style42"><text:span text:style-name="T146">. </text:span></text:span><text:span text:style-name="Font_20_Style42"><text:span text:style-name="T143">Використання графічних елементів на веб-сторінках. </text:span></text:span><text:span text:style-name="Font_20_Style42"><text:span text:style-name="T145">Інструктаж з БЖД.</text:span></text:span></text:p>
          </table:table-cell>
          <table:table-cell table:style-name="Таблиця4.D1" office:value-type="string">
            <text:p text:style-name="P37"><text:span text:style-name="Font_20_Style42"><text:span text:style-name="T37"/></text:span></text:p>
          </table:table-cell>
        </table:table-row>
        <table:table-row table:style-name="Таблиця4.17">
          <table:table-cell table:style-name="Таблиця4.A1" office:value-type="string">
            <text:p text:style-name="P84"><text:span text:style-name="Font_20_Style42"/></text:p>
          </table:table-cell>
          <table:table-cell table:style-name="Таблиця4.A1" office:value-type="string">
            <text:p text:style-name="P32"><text:span text:style-name="Font_20_Style42"><text:span text:style-name="T37"/></text:span></text:p>
          </table:table-cell>
          <table:table-cell table:style-name="Таблиця4.A1" office:value-type="string">
            <text:p text:style-name="P139"><text:span text:style-name="Font_20_Style42"><text:span text:style-name="T42">Розміщення матеріалів на веб-сторінках.</text:span></text:span><text:span text:style-name="Font_20_Style42"><text:span text:style-name="T36"> </text:span></text:span><text:span text:style-name="Font_20_Style42"><text:span text:style-name="T33">Практична робота №</text:span></text:span><text:span text:style-name="Font_20_Style42"><text:span text:style-name="T34">1</text:span></text:span><text:span text:style-name="Font_20_Style42"><text:span text:style-name="T35">1</text:span></text:span><text:span text:style-name="Font_20_Style42"><text:span text:style-name="T33">. </text:span></text:span><text:soft-page-break/><text:span text:style-name="Font_20_Style42"><text:span text:style-name="T41">Використання мультимедійних елементів на веб-сторінках.</text:span></text:span><text:span text:style-name="Font_20_Style42"><text:span text:style-name="T39"> </text:span></text:span><text:span text:style-name="Font_20_Style42"><text:span text:style-name="T40">Інструктаж з БЖД. </text:span></text:span><text:span text:style-name="Font_20_Style42"><text:span text:style-name="T25">Узагальнення з тем №2, 3.</text:span></text:span></text:p>
          </table:table-cell>
          <table:table-cell table:style-name="Таблиця4.D1" office:value-type="string">
            <text:p text:style-name="P37"><text:span text:style-name="Font_20_Style42"><text:span text:style-name="T37"/></text:span></text:p>
          </table:table-cell>
        </table:table-row>
        <table:table-row table:style-name="Таблиця4.18">
          <table:table-cell table:style-name="Таблиця4.D7" table:number-columns-spanned="4" office:value-type="string">
            <text:p text:style-name="P117">Тема <text:span text:style-name="T139">4</text:span>. <text:span text:style-name="T64">Опрацювання мультимедійних об’єктів</text:span> (<text:span text:style-name="T140">9 год.</text:span>)</text:p>
          </table:table-cell>
          <table:covered-table-cell/>
          <table:covered-table-cell/>
          <table:covered-table-cell/>
        </table:table-row>
        <table:table-row table:style-name="Таблиця4.18">
          <table:table-cell table:style-name="Таблиця4.A7" office:value-type="string">
            <text:p text:style-name="P86"/>
          </table:table-cell>
          <table:table-cell table:style-name="Таблиця4.A7" office:value-type="string">
            <text:p text:style-name="P32"/>
          </table:table-cell>
          <table:table-cell table:style-name="Таблиця4.C19" office:value-type="string">
            <text:p text:style-name="P136"><text:span text:style-name="T121">Поняття мультимедіа. </text:span><text:span text:style-name="T85">Практична робота №</text:span><text:span text:style-name="T86">1</text:span><text:span text:style-name="T87">2</text:span><text:span text:style-name="T85">.</text:span><text:span text:style-name="T149"> Формати аудіо- та відеофайлів. <text:s/>Інструктаж з БЖД.</text:span></text:p>
          </table:table-cell>
          <table:table-cell table:style-name="Таблиця4.D7" office:value-type="string">
            <text:p text:style-name="P37"/>
          </table:table-cell>
        </table:table-row>
        <table:table-row table:style-name="Таблиця4.18">
          <table:table-cell table:style-name="Таблиця4.A7" office:value-type="string">
            <text:p text:style-name="P86"/>
          </table:table-cell>
          <table:table-cell table:style-name="Таблиця4.A7" office:value-type="string">
            <text:p text:style-name="P32"/>
          </table:table-cell>
          <table:table-cell table:style-name="Таблиця4.C19" office:value-type="string">
            <text:p text:style-name="P118"><text:span text:style-name="T121">Опрацювання обʼєктів мультимедіа.</text:span><text:span text:style-name="T90"> </text:span><text:span text:style-name="T85">Практична робота №</text:span><text:span text:style-name="T88">1</text:span><text:span text:style-name="T87">3,</text:span><text:span text:style-name="T89">14</text:span><text:span text:style-name="T85"> </text:span><text:span text:style-name="T118">Захоплення аудіо й відео, створення аудіо-, відеофрагментів. </text:span><text:span text:style-name="T149">Інструктаж з БЖД.</text:span></text:p>
          </table:table-cell>
          <table:table-cell table:style-name="Таблиця4.D7" office:value-type="string">
            <text:p text:style-name="P37"/>
          </table:table-cell>
        </table:table-row>
        <table:table-row table:style-name="Таблиця4.18">
          <table:table-cell table:style-name="Таблиця4.D7" table:number-columns-spanned="4" office:value-type="string">
            <text:p text:style-name="P117">Тема <text:span text:style-name="T139">5</text:span>. <text:span text:style-name="T64">Опрацювання текстових даних</text:span> (<text:span text:style-name="T141">11 год.</text:span>)</text:p>
          </table:table-cell>
          <table:covered-table-cell/>
          <table:covered-table-cell/>
          <table:covered-table-cell/>
        </table:table-row>
        <table:table-row table:style-name="Таблиця4.18">
          <table:table-cell table:style-name="Таблиця4.A7" office:value-type="string">
            <text:p text:style-name="P86"/>
          </table:table-cell>
          <table:table-cell table:style-name="Таблиця4.A7" office:value-type="string">
            <text:p text:style-name="P32"/>
          </table:table-cell>
          <table:table-cell table:style-name="Таблиця4.C19" office:value-type="string">
            <text:p text:style-name="P137"><text:span text:style-name="T121">Опрацювання текстових даних. </text:span><text:span text:style-name="T85">Практична робота №</text:span><text:span text:style-name="T91">1</text:span><text:span text:style-name="T92">5</text:span><text:span text:style-name="T85">, </text:span><text:span text:style-name="T90">16.</text:span><text:span text:style-name="T149"> </text:span><text:span text:style-name="T150">Форматування з використанням стилів. Структура документа.</text:span><text:span text:style-name="T149"> Інструктаж з БЖД.</text:span></text:p>
          </table:table-cell>
          <table:table-cell table:style-name="Таблиця4.D7" office:value-type="string">
            <text:p text:style-name="P37"/>
          </table:table-cell>
        </table:table-row>
        <table:table-row table:style-name="Таблиця4.18">
          <table:table-cell table:style-name="Таблиця4.A7" office:value-type="string">
            <text:p text:style-name="P86"/>
          </table:table-cell>
          <table:table-cell table:style-name="Таблиця4.A7" office:value-type="string">
            <text:p text:style-name="P32"/>
          </table:table-cell>
          <table:table-cell table:style-name="Таблиця4.C19" office:value-type="string">
            <text:p text:style-name="P119"><text:span text:style-name="T121">Опрацювання текстових даних. </text:span><text:span text:style-name="T85">Практична робота №</text:span><text:span text:style-name="T91">1</text:span><text:span text:style-name="T90">7</text:span><text:span text:style-name="T85">. </text:span><text:span text:style-name="T151">Гіперпосилання в текстових документах. </text:span><text:span text:style-name="T149">Інструктаж з БЖД.</text:span></text:p>
            <text:p text:style-name="P120">Узагальнення <text:span text:style-name="T152">з тем №4, №5</text:span></text:p>
          </table:table-cell>
          <table:table-cell table:style-name="Таблиця4.D7" office:value-type="string">
            <text:p text:style-name="P37"/>
          </table:table-cell>
        </table:table-row>
      </table:table>
      <text:p text:style-name="P30"><text:span text:style-name="Font_20_Style42"><text:span text:style-name="T24"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І. Пояснювальна записка</text:p>
      <text:p text:style-name="Standard"><text:span text:style-name="T8">На індивідуальному навчанні перебуває Карапетров Олександр, учень </text:span><text:span text:style-name="T15">8</text:span><text:span text:style-name="T8">-В класу.</text:span></text:p>
      <text:p text:style-name="Standard"><text:span text:style-name="T8">При складанні програми індивідуальних занять з Карапетровим Олександром використана програма Інформатика для </text:span><text:span text:style-name="T15">8</text:span><text:span text:style-name="T8"> класів загальноосвітніх навчальних закладів. Джерело: </text:span><text:span text:style-name="T7"><text:s/></text:span><text:span text:style-name="T44">mon</text:span><text:span text:style-name="T7">.</text:span><text:span text:style-name="T44">gov</text:span><text:span text:style-name="T7">.</text:span><text:span text:style-name="T44">ua</text:span><text:span text:style-name="T7"><text:line-break/></text:span><text:span text:style-name="T8">Заняття проводяться протягом І семестру 2 години на місяць (8 разів) та протягом ІІ семестру 2 години на місяць (9 разів). Режим занять: </text:span><text:span text:style-name="T9">2</text:span><text:span text:style-name="T8">, </text:span><text:span text:style-name="T9">4</text:span><text:span text:style-name="T8"> п’ятниця </text:span><text:span text:style-name="T127">8</text:span><text:span text:style-name="T8">.</text:span><text:span text:style-name="T10">0</text:span><text:span text:style-name="T8">0-</text:span><text:span text:style-name="T127">8</text:span><text:span text:style-name="T8">.</text:span><text:span text:style-name="T10">45.</text:span><text:span text:style-name="T8"><text:line-break/>Основне призначення інформатики – сприяти в оволодінню інформаційними технологіями, які використовуються в щоденному житті. Саме середня школа є тим навчальним закладом, де формуються базові механізми навичок володіння інформаційними технологіями, котрі у майбутньому випускники зможуть розвивати і удосконалювати відповідно до власних потреб. <text:line-break/>Отже, на кінець </text:span><text:span text:style-name="T16">8</text:span><text:span text:style-name="T8"> класу за темами, передбаченими програмою, Олександр повинен:</text:span></text:p>
      <text:list xml:id="list3674771206" text:style-name="WW8Num1">
        <text:list-item>
          <text:p text:style-name="P127">розуміє поняття вкладених алгоритмічних структур;</text:p>
        </text:list-item>
        <text:list-item>
          <text:p text:style-name="P127">знає і розуміє поняття об’єкта в програмуванні</text:p>
        </text:list-item>
        <text:list-item>
          <text:p text:style-name="P128">знати головні основи роботи з комп’ютером;</text:p>
        </text:list-item>
        <text:list-item>
          <text:p text:style-name="P126"><text:span text:style-name="T8">вміти працювати з </text:span><text:span text:style-name="T10">табличним</text:span><text:span text:style-name="T8"> </text:span><text:span text:style-name="T10">процесором</text:span><text:span text:style-name="T8">;</text:span></text:p>
        </text:list-item>
        <text:list-item>
          <text:p text:style-name="P126"><text:span text:style-name="T8">вміти працювати </text:span><text:span text:style-name="Font_20_Style42"><text:span text:style-name="T38">із службами інтернету.</text:span></text:span><text:span text:style-name="T8"><text:line-break/></text:span></text:p>
        </text:list-item>
      </text:list>
      <text:p text:style-name="P3">Інтенсифікація програми відбувається за рахунок об’єднання кількох тем скорочення змісту навчального матеріалу.</text:p>
      <text:p text:style-name="P54"><text:line-break/></text:p>
      <text:p text:style-name="P11"/>
      <text:p text:style-name="P14"/>
      <text:p text:style-name="P14"/>
      <text:p text:style-name="P14"/>
      <text:p text:style-name="P14"/>
      <text:p text:style-name="P14"/>
      <text:p text:style-name="P9"><text:soft-page-break/></text:p>
      <text:p text:style-name="P10">ІІ. Зведена підсумкова таблиця</text:p>
      <text:p text:style-name="P9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/>
        <table:table-column table:style-name="Таблиця5.D"/>
        <table:table-column table:style-name="Таблиця5.G"/>
        <table:table-row table:style-name="Таблиця5.1">
          <table:table-cell table:style-name="Таблиця5.A1" office:value-type="string">
            <text:p text:style-name="P14">№</text:p>
            <text:p text:style-name="P14"/>
          </table:table-cell>
          <table:table-cell table:style-name="Таблиця5.B1" office:value-type="string">
            <text:p text:style-name="P20">Тема</text:p>
          </table:table-cell>
          <table:table-cell table:style-name="Таблиця5.C1" table:number-columns-spanned="2" office:value-type="string">
            <text:p text:style-name="P20">Кількість тематичних</text:p>
          </table:table-cell>
          <table:covered-table-cell/>
          <table:table-cell table:style-name="Таблиця5.E1" table:number-columns-spanned="2" office:value-type="string">
            <text:p text:style-name="P20">Кількість узагальнень</text:p>
          </table:table-cell>
          <table:covered-table-cell/>
          <table:table-cell table:style-name="Таблиця5.G1" office:value-type="string">
            <text:p text:style-name="P20">Кількість обов’язкових видів контролю</text:p>
          </table:table-cell>
        </table:table-row>
        <table:table-row table:style-name="Таблиця5.2">
          <table:table-cell table:style-name="Таблиця5.A2" office:value-type="string">
            <text:p text:style-name="P13"/>
          </table:table-cell>
          <table:table-cell table:style-name="Таблиця5.B2" office:value-type="string">
            <text:p text:style-name="P12"/>
          </table:table-cell>
          <table:table-cell table:style-name="Таблиця5.B1" office:value-type="string">
            <text:p text:style-name="P20">За про-грамою</text:p>
          </table:table-cell>
          <table:table-cell table:style-name="Таблиця5.B1" office:value-type="string">
            <text:p text:style-name="P20">Індив.</text:p>
            <text:p text:style-name="P20">навчання</text:p>
          </table:table-cell>
          <table:table-cell table:style-name="Таблиця5.B1" office:value-type="string">
            <text:p text:style-name="P20">Індив.</text:p>
            <text:p text:style-name="P20">навчання</text:p>
          </table:table-cell>
          <table:table-cell table:style-name="Таблиця5.B1" office:value-type="string">
            <text:p text:style-name="P20">За про-грамою</text:p>
          </table:table-cell>
          <table:table-cell table:style-name="Таблиця5.G2" office:value-type="string">
            <text:p text:style-name="P20">індив.</text:p>
            <text:p text:style-name="P20">навчання</text:p>
          </table:table-cell>
        </table:table-row>
        <table:table-row table:style-name="Таблиця5.3">
          <table:table-cell table:style-name="Таблиця5.A3" office:value-type="string">
            <text:p text:style-name="P20">1.</text:p>
          </table:table-cell>
          <table:table-cell table:style-name="Таблиця5.B3" office:value-type="string">
            <text:p text:style-name="P51"><text:span text:style-name="Font_20_Style42"><text:span text:style-name="T59">Алгоритми та програми.</text:span></text:span></text:p>
          </table:table-cell>
          <table:table-cell table:style-name="Таблиця5.B3" office:value-type="string">
            <text:p text:style-name="P29"/>
          </table:table-cell>
          <table:table-cell table:style-name="Таблиця5.B3" office:value-type="string">
            <text:p text:style-name="P21"/>
          </table:table-cell>
          <table:table-cell table:style-name="Таблиця5.E3" office:value-type="string">
            <text:p text:style-name="P21"/>
          </table:table-cell>
          <table:table-cell table:style-name="Таблиця5.B3" office:value-type="string">
            <text:p text:style-name="P21"/>
          </table:table-cell>
          <table:table-cell table:style-name="Таблиця5.G3" office:value-type="string">
            <text:p text:style-name="P13"/>
          </table:table-cell>
        </table:table-row>
        <table:table-row table:style-name="Таблиця5.4">
          <table:table-cell table:style-name="Таблиця5.A4" office:value-type="string">
            <text:p text:style-name="P20">2.</text:p>
          </table:table-cell>
          <table:table-cell table:style-name="Таблиця5.B4" office:value-type="string">
            <text:p text:style-name="P102"><text:span text:style-name="Font_20_Style42"><text:span text:style-name="T55">Кодування даних та апаратне забезпечення.</text:span></text:span></text:p>
          </table:table-cell>
          <table:table-cell table:style-name="Таблиця5.B4" office:value-type="string">
            <text:p text:style-name="P26"/>
          </table:table-cell>
          <table:table-cell table:style-name="Таблиця5.B4" office:value-type="string">
            <text:p text:style-name="P13"/>
          </table:table-cell>
          <table:table-cell table:style-name="Таблиця5.E4" office:value-type="string">
            <text:p text:style-name="P13"/>
          </table:table-cell>
          <table:table-cell table:style-name="Таблиця5.B4" office:value-type="string">
            <text:p text:style-name="P13"/>
          </table:table-cell>
          <table:table-cell table:style-name="Таблиця5.G4" office:value-type="string">
            <text:p text:style-name="P13"/>
          </table:table-cell>
        </table:table-row>
        <table:table-row table:style-name="Таблиця5.5">
          <table:table-cell table:style-name="Таблиця5.A4" office:value-type="string">
            <text:p text:style-name="P20">3.</text:p>
          </table:table-cell>
          <table:table-cell table:style-name="Таблиця5.B4" office:value-type="string">
            <text:p text:style-name="P114"><text:span text:style-name="Font_20_Style46"><text:span text:style-name="T56">Створення та публікація веб-ресурсів.</text:span></text:span></text:p>
          </table:table-cell>
          <table:table-cell table:style-name="Таблиця5.B4" office:value-type="string">
            <text:p text:style-name="P26"/>
          </table:table-cell>
          <table:table-cell table:style-name="Таблиця5.B4" office:value-type="string">
            <text:p text:style-name="P13"/>
          </table:table-cell>
          <table:table-cell table:style-name="Таблиця5.E4" office:value-type="string">
            <text:p text:style-name="P13"/>
          </table:table-cell>
          <table:table-cell table:style-name="Таблиця5.B4" office:value-type="string">
            <text:p text:style-name="P13"/>
          </table:table-cell>
          <table:table-cell table:style-name="Таблиця5.G4" office:value-type="string">
            <text:p text:style-name="P13"/>
          </table:table-cell>
        </table:table-row>
        <table:table-row table:style-name="Таблиця5.5">
          <table:table-cell table:style-name="Таблиця5.A6" office:value-type="string">
            <text:p text:style-name="P77">4.</text:p>
          </table:table-cell>
          <table:table-cell table:style-name="Таблиця5.B6" office:value-type="string">
            <text:p text:style-name="P121"><text:span text:style-name="T64">Опрацювання мультимедійних об’єктів.</text:span></text:p>
          </table:table-cell>
          <table:table-cell table:style-name="Таблиця5.B6" office:value-type="string">
            <text:p text:style-name="P26"/>
          </table:table-cell>
          <table:table-cell table:style-name="Таблиця5.B6" office:value-type="string">
            <text:p text:style-name="P13"/>
          </table:table-cell>
          <table:table-cell table:style-name="Таблиця5.E6" office:value-type="string">
            <text:p text:style-name="P13"/>
          </table:table-cell>
          <table:table-cell table:style-name="Таблиця5.B6" office:value-type="string">
            <text:p text:style-name="P13"/>
          </table:table-cell>
          <table:table-cell table:style-name="Таблиця5.G6" office:value-type="string">
            <text:p text:style-name="P13"/>
          </table:table-cell>
        </table:table-row>
        <table:table-row table:style-name="Таблиця5.5">
          <table:table-cell table:style-name="Таблиця5.A6" office:value-type="string">
            <text:p text:style-name="P77">5.</text:p>
          </table:table-cell>
          <table:table-cell table:style-name="Таблиця5.B6" office:value-type="string">
            <text:p text:style-name="P121"><text:span text:style-name="T64">Опрацювання текстових даних.</text:span></text:p>
          </table:table-cell>
          <table:table-cell table:style-name="Таблиця5.B6" office:value-type="string">
            <text:p text:style-name="P26"/>
          </table:table-cell>
          <table:table-cell table:style-name="Таблиця5.B6" office:value-type="string">
            <text:p text:style-name="P13"/>
          </table:table-cell>
          <table:table-cell table:style-name="Таблиця5.E6" office:value-type="string">
            <text:p text:style-name="P13"/>
          </table:table-cell>
          <table:table-cell table:style-name="Таблиця5.B6" office:value-type="string">
            <text:p text:style-name="P13"/>
          </table:table-cell>
          <table:table-cell table:style-name="Таблиця5.G6" office:value-type="string">
            <text:p text:style-name="P13"/>
          </table:table-cell>
        </table:table-row>
      </table:table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바탕"/>
    <style:font-face style:name="Lohit Devanagari2" svg:font-family="'Lohit Devanagari'"/>
    <style:font-face style:name="Courier New" svg:font-family="'Courier New'" style:font-family-generic="modern"/>
    <style:font-face style:name="Noto Serif CJK SC" svg:font-family="'Noto Serif CJK SC'" style:font-pitch="variable"/>
    <style:font-face style:name="Times New Roman1" svg:font-family="'Times New Roman'" style:font-pitch="variable"/>
    <style:font-face style:name="Antiqua" svg:font-family="Antiqua, 'Times New Roman'" style:font-family-generic="roman" style:font-pitch="variable"/>
    <style:font-face style:name="Arial1" svg:font-family="Arial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1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uk" fo:country="UA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51cm" fo:margin-right="0cm" fo:margin-top="0.423cm" fo:margin-bottom="0.423cm" loext:contextual-spacing="false" fo:line-height="150%" fo:text-indent="0cm" style:auto-text-indent="false" fo:keep-with-next="always"/>
      <style:text-properties style:font-name="Arial" fo:font-family="Arial" style:font-family-generic="swiss" style:font-pitch="variable" fo:font-size="16pt" fo:language="none" fo:country="none" fo:font-weight="bold" style:letter-kerning="true" style:font-name-asian="Batang" style:font-family-asian="Batang, 바탕" style:font-size-asian="16pt" style:language-asian="ko" style:country-asian="KR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uk" fo:country="UA" style:font-name-asian="Batang" style:font-family-asian="Batang, 바탕" style:font-size-asian="10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31" style:display-name="Основной текст с отступом 31" style:family="paragraph" style:parent-style-name="Standard">
      <style:paragraph-properties fo:margin-left="0.499cm" fo:margin-right="0cm" fo:margin-top="0cm" fo:margin-bottom="0.212cm" loext:contextual-spacing="false" fo:line-height="100%" fo:hyphenation-ladder-count="no-limit" fo:text-indent="0cm" style:auto-text-indent="false"/>
      <style:text-properties style:font-name="Times New Roman" fo:font-family="'Times New Roman'" style:font-family-generic="roman" style:font-pitch="variable" fo:font-size="8pt" style:font-name-asian="Batang" style:font-family-asian="Batang, 바탕" style:font-size-asian="8pt" style:font-name-complex="Times New Roman" style:font-family-complex="'Times New Roman'" style:font-family-generic-complex="roman" style:font-pitch-complex="variable" style:font-size-complex="8pt" fo:hyphenate="false" fo:hyphenation-remain-char-count="2" fo:hyphenation-push-char-count="2"/>
    </style:style>
    <style:style style:name="List_20_Paragraph1" style:display-name="List Paragraph1" style:family="paragraph" style:parent-style-name="Standard">
      <style:paragraph-properties fo:margin-left="1.27cm" fo:margin-right="0cm" fo:text-indent="0cm" style:auto-text-indent="false"/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tyle1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yle16" style:family="paragraph" style:parent-style-name="Standard">
      <style:paragraph-properties fo:margin-top="0cm" fo:margin-bottom="0cm" loext:contextual-spacing="false" fo:line-height="0.379cm" fo:orphans="0" fo:widows="0" style:text-autospace="none"/>
      <style:text-properties style:font-name="Bookman Old Style" fo:font-family="'Bookman Old Style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orphans="0" fo:widows="0" fo:text-indent="0cm" style:auto-text-indent="false" style:text-autospace="none"/>
      <style:text-properties style:font-name="Times New Roman" fo:font-family="'Times New Roman'" style:font-family-generic="roman" style:font-pitch="variable" fo:font-size="10pt" fo:language="uk" fo:country="UA" style:font-size-asian="10pt" style:font-name-complex="Times New Roman" style:font-family-complex="'Times New Roman'" style:font-family-generic-complex="roman" style:font-pitch-complex="variable" style:font-size-complex="10pt"/>
    </style:style>
    <style:style style:name="Абзац_20_списку1" style:display-name="Абзац списку1" style:family="paragraph" style:parent-style-name="Standard">
      <style:paragraph-properties fo:margin-left="1.27cm" fo:margin-right="0cm" fo:margin-top="0cm" fo:margin-bottom="0cm" loext:contextual-spacing="true" fo:line-height="100%" fo:text-indent="0cm" style:auto-text-indent="false"/>
      <style:text-properties style:font-name="Times New Roman" fo:font-family="'Times New Roman'" style:font-family-generic="roman" style:font-pitch="variable" fo:font-size="10pt" fo:language="uk" fo:country="UA" style:font-name-asian="Batang" style:font-family-asian="Batang, 바탕" style:font-size-asian="10pt" style:font-name-complex="Times New Roman" style:font-family-complex="'Times New Roman'" style:font-family-generic-complex="roman" style:font-pitch-complex="variable" style:font-size-complex="10pt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Текст_20_примечания" style:display-name="Текст примечания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1.251cm" style:auto-text-indent="false"/>
      <style:text-properties style:font-name="Arial" fo:font-family="Arial" style:font-family-generic="swiss" style:font-pitch="variable" fo:font-size="10pt" fo:language="none" fo:country="none" style:font-name-asian="Batang" style:font-family-asian="Batang, 바탕" style:font-size-asian="10pt" style:language-asian="ko" style:country-asian="KR" style:font-name-complex="Arial" style:font-family-complex="Arial" style:font-family-generic-complex="swiss" style:font-pitch-complex="variable" style:font-size-complex="10pt"/>
    </style:style>
    <style:style style:name="Текст2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Courier New" fo:font-family="'Courier New'" style:font-family-generic="modern" fo:font-size="10pt" fo:language="uk" fo:country="UA" style:font-name-asian="Batang" style:font-family-asian="Batang, 바탕" style:font-size-asian="10pt" style:font-name-complex="Courier New" style:font-family-complex="'Courier New'" style:font-family-generic-complex="modern" style:font-size-complex="10pt" fo:hyphenate="false" fo:hyphenation-remain-char-count="2" fo:hyphenation-push-char-count="2"/>
    </style:style>
    <style:style style:name="Нормальний_20_текст" style:display-name="Нормальний текст" style:family="paragraph" style:parent-style-name="Standard">
      <style:paragraph-properties fo:margin-left="0cm" fo:margin-right="0cm" fo:margin-top="0.212cm" fo:margin-bottom="0cm" loext:contextual-spacing="false" fo:line-height="100%" fo:text-indent="1cm" style:auto-text-indent="false"/>
      <style:text-properties style:font-name="Antiqua" fo:font-family="Antiqua, 'Times New Roman'" style:font-family-generic="roman" style:font-pitch="variable" fo:font-size="13pt" fo:language="uk" fo:country="UA" style:font-name-asian="Batang" style:font-family-asian="Batang, 바탕" style:font-size-asian="13pt" style:font-name-complex="Antiqua" style:font-family-complex="Antiqua, 'Times New Roman'" style:font-family-generic-complex="roman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  <style:text-properties fo:language="none" fo:country="none"/>
    </style:style>
    <style:style style:name="Зміст_5f_вимоги" style:display-name="Зміст_вимоги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.85cm" style:auto-text-indent="false"/>
      <style:text-properties fo:color="#000000" style:font-name="Times New Roman" fo:font-family="'Times New Roman'" style:font-family-generic="roman" style:font-pitch="variable" fo:font-size="12pt" fo:language="uk" fo:country="UA" style:font-size-asian="12pt" style:font-name-complex="Times New Roman" style:font-family-complex="'Times New Roman'" style:font-family-generic-complex="roman" style:font-pitch-complex="variable" style:font-size-complex="12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margin-left="0cm" fo:margin-right="0cm" fo:margin-top="0cm" fo:margin-bottom="0.353cm" loext:contextual-spacing="false" fo:line-height="100%" fo:text-align="start" style:justify-single-word="false" fo:orphans="0" fo:widows="0" fo:text-indent="0cm" style:auto-text-indent="false"/>
      <style:text-properties fo:color="#000000" style:font-name="Calibri" fo:font-family="Calibri" style:font-family-generic="swiss" style:font-pitch="variable" fo:language="uk" fo:country="UA" fo:font-weight="bold" style:font-name-asian="Calibri" style:font-family-asian="Calibri" style:font-family-generic-asian="swiss" style:font-pitch-asian="variable" style:font-weight-asian="bold" style:font-name-complex="Calibri" style:font-family-complex="Calibri" style:font-family-generic-complex="swiss" style:font-pitch-complex="variable" style:font-weight-complex="bold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1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1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WW8Num1z0" style:family="text">
      <style:text-properties style:font-name="Symbol" fo:font-family="Symbol" style:font-family-generic="roman" style:font-pitch="variable" style:font-charset="x-symbol" fo:font-size="14pt" fo:language="uk" fo:country="UA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Основной_20_шрифт_20_абзаца" style:display-name="Основной шрифт абзаца" style:family="text"/>
    <style:style style:name="Font_20_Style42" style:display-name="Font Style42" style:family="text">
      <style:text-properties style:font-name="Bookman Old Style" fo:font-family="'Bookman Old Style'" style:font-family-generic="roman" style:font-pitch="variable" fo:font-size="7pt" fo:font-weight="bold" style:font-size-asian="7pt" style:font-weight-asian="bold" style:font-name-complex="Bookman Old Style" style:font-family-complex="'Bookman Old Style'" style:font-family-generic-complex="roman" style:font-pitch-complex="variable" style:font-size-complex="7pt" style:font-weight-complex="bold"/>
    </style:style>
    <style:style style:name="Font_20_Style46" style:display-name="Font Style46" style:family="text">
      <style:text-properties style:font-name="Bookman Old Style" fo:font-family="'Bookman Old Style'" style:font-family-generic="roman" style:font-pitch="variable" fo:font-size="8pt" style:font-size-asian="8pt" style:font-name-complex="Bookman Old Style" style:font-family-complex="'Bookman Old Style'" style:font-family-generic-complex="roman" style:font-pitch-complex="variable" style:font-size-complex="8pt"/>
    </style:style>
    <style:style style:name="apple-converted-space" style:family="text" style:parent-style-name="Основной_20_шрифт_20_абзаца"/>
    <style:style style:name="Основной_20_текст_20_с_20_отступом_20_Знак" style:display-name="Основной текст с отступом Знак" style:family="text">
      <style:text-properties style:font-name="Times New Roman" fo:font-family="'Times New Roman'" style:font-family-generic="roman" style:font-pitch="variable" fo:font-size="10pt" fo:language="uk" fo:country="UA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ps" style:family="text"/>
    <style:style style:name="Заголовок_20_1_20_Знак" style:display-name="Заголовок 1 Знак" style:family="text">
      <style:text-properties style:font-name="Arial" fo:font-family="Arial" style:font-family-generic="swiss" style:font-pitch="variable" fo:font-size="16pt" fo:font-weight="bold" style:letter-kerning="true" style:font-name-asian="Batang" style:font-family-asian="Batang, 바탕" style:font-size-asian="16pt" style:language-asian="ko" style:country-asian="KR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Текст_20_примечания_20_Знак" style:display-name="Текст примечания Знак" style:family="text">
      <style:text-properties style:font-name="Arial" fo:font-family="Arial" style:font-family-generic="swiss" style:font-pitch="variable" style:font-name-asian="Batang" style:font-family-asian="Batang, 바탕" style:language-asian="ko" style:country-asian="KR" style:font-name-complex="Arial" style:font-family-complex="Arial" style:font-family-generic-complex="swiss" style:font-pitch-complex="variable"/>
    </style:style>
    <style:style style:name="Нижний_20_колонтитул_20_Знак" style:display-name="Нижний колонтитул Знак" style:family="text">
      <style:text-properties fo:font-size="11pt" style:font-size-asian="11pt" style:font-size-complex="11pt"/>
    </style:style>
    <style:style style:name="Зміст_5f_вимоги_20_Знак" style:display-name="Зміст_вимоги Знак" style:family="text">
      <style:text-properties fo:color="#000000" style:font-name="Times New Roman" fo:font-family="'Times New Roman'" style:font-family-generic="roman" style:font-pitch="variable" fo:font-size="12pt" fo:language="uk" fo:country="UA" style:font-size-asian="12pt" style:font-name-complex="Times New Roman" style:font-family-complex="'Times New Roman'" style:font-family-generic-complex="roman" style:font-pitch-complex="variable" style:font-size-complex="12pt"/>
    </style:style>
    <style:style style:name="Тема_20_примечания_20_Знак" style:display-name="Тема примечания Знак" style:family="text">
      <style:text-properties fo:color="#000000" style:font-name="Arial" fo:font-family="Arial" style:font-family-generic="swiss" style:font-pitch="variable" fo:language="uk" fo:country="UA" fo:font-weight="bold" style:font-name-asian="Calibri" style:font-family-asian="Calibri" style:font-family-generic-asian="swiss" style:font-pitch-asian="variable" style:font-weight-asian="bold" style:font-name-complex="Calibri" style:font-family-complex="Calibri" style:font-family-generic-complex="swiss" style:font-pitch-complex="variable" style:font-weight-complex="bold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06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33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4.604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874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144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414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9.684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954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2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2.579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3.849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5.119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6.389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7.659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8.929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0.19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1.469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2.7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769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3.039cm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4.309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5.579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849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8.119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9.3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659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9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831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3.101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4.37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641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911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8.181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9.451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721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99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0.915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1cm" fo:margin-left="1cm" fo:margin-right="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еретворення_20_1" style:display-name="Перетворення 1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/>
    <dc:subject/>
    <meta:keyword/>
    <meta:initial-creator>Куси4ка</meta:initial-creator>
    <meta:creation-date>2017-09-11T22:26:00</meta:creation-date>
    <dc:date>2019-09-28T16:27:41.931437465</dc:date>
    <meta:print-date>2018-10-28T15:21:47.731762977</meta:print-date>
    <meta:editing-cycles>32</meta:editing-cycles>
    <meta:editing-duration>PT1H3M6S</meta:editing-duration>
    <meta:generator>LibreOffice/6.3.1.2$Linux_X86_64 LibreOffice_project/30$Build-2</meta:generator>
    <meta:document-statistic meta:table-count="5" meta:image-count="0" meta:object-count="0" meta:page-count="9" meta:paragraph-count="226" meta:word-count="1299" meta:character-count="10557" meta:non-whitespace-character-count="9219"/>
  </office:meta>
</office:document-meta>
</file>